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full-path="Object 13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full-path="Object 15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Ultrafine_20_Dashed" svg:stroke-width="0.026cm" svg:stroke-color="#ff6633" draw:marker-start-width="0.3cm" draw:marker-start-center="false" draw:marker-end-width="0.3cm" draw:marker-end-center="false" draw:stroke-linejoin="miter" draw:fill="none" draw:fill-color="#b3b300" draw:textarea-horizontal-align="center" draw:textarea-vertical-align="middle" draw:auto-grow-height="false" draw:fit-to-size="false" fo:min-height="0cm" fo:min-width="0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4" style:family="graphic" style:parent-style-name="standard">
      <style:graphic-properties style:protect="size"/>
    </style:style>
    <style:style style:name="pr1" style:family="presentation" style:parent-style-name="oms-title">
      <style:graphic-properties draw:fill-color="#ffffff" fo:min-height="3.257cm"/>
    </style:style>
    <style:style style:name="pr2" style:family="presentation" style:parent-style-name="oms-outline1">
      <style:graphic-properties draw:fill-color="#ffffff" fo:min-height="12.98cm"/>
    </style:style>
    <style:style style:name="pr3" style:family="presentation" style:parent-style-name="oms-notes">
      <style:graphic-properties draw:fill-color="#ffffff" fo:min-height="11.16cm"/>
    </style:style>
    <style:style style:name="pr4" style:family="presentation" style:parent-style-name="oms-title">
      <style:graphic-properties draw:fill-color="#ffffff" draw:auto-grow-height="true" fo:min-height="3.508cm"/>
    </style:style>
    <style:style style:name="pr5" style:family="presentation" style:parent-style-name="oms-outline1">
      <style:graphic-properties draw:fill-color="#ffffff" draw:auto-grow-height="true" fo:min-height="13.231cm"/>
    </style:style>
    <style:style style:name="pr6" style:family="presentation" style:parent-style-name="oms-notes">
      <style:graphic-properties draw:fill-color="#ffffff" draw:auto-grow-height="true" fo:min-height="11.411cm"/>
    </style:style>
    <style:style style:name="pr7" style:family="presentation" style:parent-style-name="oms-outline1" style:list-style-name="L5">
      <style:graphic-properties draw:fill-color="#ffffff" fo:min-height="12.98cm"/>
    </style:style>
    <style:style style:name="pr8" style:family="presentation" style:parent-style-name="oms-outline1">
      <style:graphic-properties draw:fill-color="#ffffff" draw:auto-grow-height="true" fo:min-height="3cm"/>
    </style:style>
    <style:style style:name="pr9" style:family="presentation" style:parent-style-name="oms-outline1">
      <style:graphic-properties draw:fill-color="#ffffff" draw:auto-grow-height="true" fo:min-height="3.069cm"/>
    </style:style>
    <style:style style:name="pr10" style:family="presentation" style:parent-style-name="oms-outline1" style:list-style-name="L5">
      <style:graphic-properties draw:fill-color="#ffffff" fo:min-height="12.98cm"/>
    </style:style>
    <style:style style:name="pr11" style:family="presentation" style:parent-style-name="oms-outline1">
      <style:graphic-properties draw:fill-color="#ffffff" draw:auto-grow-height="true" fo:min-height="8.412cm"/>
    </style:style>
    <style:style style:name="pr12" style:family="presentation" style:parent-style-name="oms-notes">
      <style:graphic-properties draw:fill-color="#ffffff" fo:min-height="11.161cm"/>
    </style:style>
    <style:style style:name="pr13" style:family="presentation" style:parent-style-name="oms-outline1">
      <style:graphic-properties draw:fill-color="#ffffff" fo:min-height="3.662cm"/>
    </style:style>
    <style:style style:name="pr14" style:family="presentation" style:parent-style-name="oms-outline1">
      <style:graphic-properties draw:fill-color="#ffffff" fo:min-height="5.818cm"/>
    </style:style>
    <style:style style:name="pr15" style:family="presentation" style:parent-style-name="oms-outline1">
      <style:graphic-properties draw:fill-color="#ffffff" fo:min-height="7.818cm"/>
    </style:style>
    <style:style style:name="pr16" style:family="presentation" style:parent-style-name="oms-outline1">
      <style:graphic-properties draw:fill="none" draw:fill-color="#ffff99" draw:fill-image-width="0cm" draw:fill-image-height="0cm" fo:min-height="12.98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2.4cm" fo:margin-right="0cm" text:enable-numbering="true" fo:text-indent="-0.8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size="40pt"/>
    </style:style>
    <style:style style:name="P6" style:family="paragraph">
      <style:paragraph-properties fo:margin-left="1.2cm" fo:margin-right="0cm" text:enable-numbering="false" fo:text-indent="-0.9cm"/>
    </style:style>
    <style:style style:name="P7" style:family="paragraph">
      <style:paragraph-properties fo:margin-left="1.2cm" fo:margin-right="0cm" text:enable-numbering="false" fo:text-indent="-0.9cm"/>
      <style:text-properties fo:font-family="'Bitstream Vera Sans'" style:font-family-generic="swiss" style:font-pitch="variable"/>
    </style:style>
    <style:style style:name="P8" style:family="paragraph">
      <style:paragraph-properties fo:margin-left="1.2cm" fo:margin-right="0cm" text:enable-numbering="true" fo:text-indent="-0.9cm"/>
      <style:text-properties fo:font-size="10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 style:writing-mode="lr-tb">
        <style:tab-stops/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position="0% 100%" fo:font-family="'Arial Black'" style:font-family-generic="roman" fo:font-size="24pt" fo:font-style="normal" fo:text-shadow="none" style:text-underline-style="none" fo:font-weight="bold" style:font-family-asian="'MS Gothic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P12" style:family="paragraph">
      <style:paragraph-properties fo:margin-left="0cm" fo:margin-right="0cm" fo:text-indent="0cm"/>
      <style:text-properties fo:font-size="24pt"/>
    </style:style>
    <style:style style:name="P13" style:family="paragraph">
      <style:paragraph-properties fo:margin-left="2.4cm" fo:margin-right="0cm" fo:text-indent="-0.8cm"/>
    </style:style>
    <style:style style:name="P14" style:family="paragraph">
      <style:paragraph-properties fo:margin-left="3.6cm" fo:margin-right="0cm" text:enable-numbering="false" fo:text-indent="-0.6cm"/>
    </style:style>
    <style:style style:name="P15" style:family="paragraph">
      <style:paragraph-properties fo:margin-left="1.2cm" fo:margin-right="0cm" fo:text-indent="-0.9cm"/>
      <style:text-properties fo:font-size="28pt"/>
    </style:style>
    <style:style style:name="P16" style:family="paragraph">
      <style:paragraph-properties fo:margin-left="0cm" fo:margin-right="0cm" fo:text-indent="0cm"/>
      <style:text-properties fo:font-size="36pt"/>
    </style:style>
    <style:style style:name="P17" style:family="paragraph">
      <style:paragraph-properties fo:margin-left="1.575cm" fo:margin-right="0cm" text:enable-numbering="true" fo:text-indent="0cm">
        <style:tab-stops/>
      </style:paragraph-properties>
    </style:style>
    <style:style style:name="P18" style:family="paragraph">
      <style:paragraph-properties fo:margin-left="2.4cm" fo:margin-right="0cm" text:enable-numbering="false" fo:text-indent="-0.8cm"/>
    </style:style>
    <style:style style:name="P19" style:family="paragraph">
      <style:paragraph-properties fo:margin-left="0cm" fo:margin-right="0cm" text:enable-numbering="false" fo:text-indent="0cm"/>
    </style:style>
    <style:style style:name="P20" style:family="paragraph">
      <style:paragraph-properties fo:margin-left="1.2cm" fo:margin-right="0cm" text:enable-numbering="true" fo:text-indent="-0.9cm"/>
      <style:text-properties fo:font-size="26pt"/>
    </style:style>
    <style:style style:name="P21" style:family="paragraph">
      <style:paragraph-properties fo:margin-left="1.2cm" fo:margin-right="0cm" text:enable-numbering="true" fo:text-indent="-0.9cm"/>
      <style:text-properties fo:font-size="28pt"/>
    </style:style>
    <style:style style:name="P22" style:family="paragraph">
      <style:paragraph-properties fo:margin-left="1.2cm" fo:margin-right="0cm" fo:text-indent="-0.9cm"/>
      <style:text-properties fo:font-size="26pt"/>
    </style:style>
    <style:style style:name="P23" style:family="paragraph">
      <style:paragraph-properties fo:margin-left="4.8cm" fo:margin-right="0cm" text:enable-numbering="false" fo:text-indent="-0.6cm"/>
    </style:style>
    <style:style style:name="T1" style:family="text">
      <style:text-properties fo:font-family="'Bitstream Vera Sans'" style:font-family-generic="swiss" style:font-pitch="variable"/>
    </style:style>
    <style:style style:name="T2" style:family="text">
      <style:text-properties fo:font-size="40pt"/>
    </style:style>
    <style:style style:name="T3" style:family="text">
      <style:text-properties fo:font-family="'Bitstream Vera Sans'" style:font-family-generic="swiss" style:font-pitch="variable" fo:font-weight="bold"/>
    </style:style>
    <style:style style:name="T4" style:family="text">
      <style:text-properties fo:font-family="'Bitstream Vera Sans'" style:font-family-generic="swiss" style:font-pitch="variable" fo:font-weight="normal"/>
    </style:style>
    <style:style style:name="T5" style:family="text">
      <style:text-properties fo:color="#800000" fo:font-family="'Bitstream Vera Sans'" style:font-family-generic="swiss" style:font-pitch="variable" fo:font-weight="bold"/>
    </style:style>
    <style:style style:name="T6" style:family="text">
      <style:text-properties fo:color="#800000" fo:font-family="'Bitstream Vera Sans'" style:font-family-generic="swiss" style:font-pitch="variable"/>
    </style:style>
    <style:style style:name="T7" style:family="text">
      <style:text-properties fo:font-size="10pt"/>
    </style:style>
    <style:style style:name="T8" style:family="text">
      <style:text-properties fo:font-weight="bold"/>
    </style:style>
    <style:style style:name="T9" style:family="text">
      <style:text-properties fo:color="#000080" fo:font-size="32pt" fo:font-weight="bold" style:font-size-asian="24pt" style:font-size-complex="24pt"/>
    </style:style>
    <style:style style:name="T10" style:family="text">
      <style:text-properties fo:color="#800000" fo:font-size="32pt" fo:font-weight="bold" style:font-size-asian="24pt" style:font-size-complex="24pt"/>
    </style:style>
    <style:style style:name="T11" style:family="text">
      <style:text-properties fo:font-size="28pt"/>
    </style:style>
    <style:style style:name="T12" style:family="text">
      <style:text-properties fo:font-size="28pt" fo:font-weight="bold"/>
    </style:style>
    <style:style style:name="T13" style:family="text">
      <style:text-properties fo:font-family="'Bitstream Vera Sans Mono'" style:font-family-generic="swiss" style:font-pitch="fixed" fo:font-size="28pt"/>
    </style:style>
    <style:style style:name="T14" style:family="text">
      <style:text-properties fo:color="#800000" fo:font-size="28pt" fo:font-weight="bold"/>
    </style:style>
    <style:style style:name="T15" style:family="text">
      <style:text-properties fo:color="#800000" fo:font-size="28pt" fo:font-style="italic" fo:font-weight="bold"/>
    </style:style>
    <style:style style:name="T16" style:family="text">
      <style:text-properties fo:color="#800000" style:text-position="sub 58%" fo:font-size="28pt" fo:font-style="italic" fo:font-weight="bold" style:font-size-asian="24pt" style:font-size-complex="24pt"/>
    </style:style>
    <style:style style:name="T17" style:family="text">
      <style:text-properties fo:font-size="28pt" fo:font-style="italic"/>
    </style:style>
    <style:style style:name="T18" style:family="text">
      <style:text-properties fo:font-size="36pt"/>
    </style:style>
    <style:style style:name="T19" style:family="text">
      <style:text-properties fo:font-size="36pt" fo:font-style="italic"/>
    </style:style>
    <style:style style:name="T20" style:family="text">
      <style:text-properties fo:font-family="'Bitstream Vera Sans Mono'" style:font-family-generic="swiss" style:font-pitch="fixed"/>
    </style:style>
    <style:style style:name="T21" style:family="text">
      <style:text-properties fo:font-family="Albany" style:font-family-generic="swiss"/>
    </style:style>
    <style:style style:name="T22" style:family="text">
      <style:text-properties fo:font-size="28pt" fo:font-style="italic" fo:font-weight="bold"/>
    </style:style>
    <style:style style:name="T23" style:family="text">
      <style:text-properties fo:font-size="26pt"/>
    </style:style>
    <style:style style:name="T24" style:family="text">
      <style:text-properties fo:font-size="26pt" fo:font-style="italic"/>
    </style:style>
    <style:style style:name="T25" style:family="text">
      <style:text-properties fo:font-size="24pt" fo:font-style="italic"/>
    </style:style>
    <style:style style:name="T26" style:family="text">
      <style:text-properties fo:font-size="24pt" fo:font-style="italic" style:text-underline-style="solid" style:text-underline-width="auto" style:text-underline-color="font-color"/>
    </style:style>
    <style:style style:name="T27" style:family="text">
      <style:text-properties fo:color="#800000" fo:font-weight="bold"/>
    </style:style>
    <style:style style:name="T28" style:family="text">
      <style:text-properties fo:color="#800000"/>
    </style:style>
    <style:style style:name="T29" style:family="text">
      <style:text-properties fo:color="#000000" fo:font-size="32pt" fo:font-weight="normal" style:font-size-asian="24pt" style:font-size-complex="24pt"/>
    </style:style>
    <style:style style:name="T30" style:family="text">
      <style:text-properties fo:font-family="OpenSymbol" style:font-style-name="Regular" style:font-pitch="variable" style:font-charset="x-symbol" fo:font-size="26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31" style:family="text">
      <style:text-properties fo:font-size="26pt" fo:font-style="normal"/>
    </style:style>
    <style:style style:name="T32" style:family="text">
      <style:text-properties fo:font-size="26pt" fo:font-style="italic" fo:font-weight="normal"/>
    </style:style>
    <style:style style:name="T33" style:family="text">
      <style:text-properties fo:font-family="StarSymbol" style:font-style-name="Regular" style:font-pitch="variable" style:font-charset="x-symbol" fo:font-size="26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4" style:family="text">
      <style:text-properties fo:font-family="Albany" style:font-family-generic="swiss" fo:font-size="26pt" fo:font-style="italic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35" style:family="text">
      <style:text-properties fo:font-family="Albany" style:font-family-generic="swiss" fo:font-size="26pt" fo:font-style="italic"/>
    </style:style>
    <style:style style:name="T36" style:family="text">
      <style:text-properties fo:font-size="26pt" fo:font-style="italic" fo:font-weight="bold"/>
    </style:style>
    <style:style style:name="T37" style:family="text">
      <style:text-properties fo:font-family="Albany" style:font-family-generic="swiss" fo:font-size="26pt" fo:font-style="normal"/>
    </style:style>
    <style:style style:name="T38" style:family="text">
      <style:text-properties fo:font-family="Albany" style:font-family-generic="swiss" fo:font-size="26pt" fo:font-style="italic" fo:font-weight="normal"/>
    </style:style>
    <style:style style:name="T39" style:family="text">
      <style:text-properties fo:font-family="Albany" style:font-family-generic="swiss" fo:font-size="28pt"/>
    </style:style>
    <style:style style:name="T40" style:family="text">
      <style:text-properties fo:font-family="Albany" style:font-family-generic="swiss" fo:font-size="28pt" fo:font-style="italic"/>
    </style:style>
    <style:style style:name="T41" style:family="text">
      <style:text-properties fo:font-family="Albany" style:font-family-generic="swiss" fo:font-size="26pt"/>
    </style:style>
    <style:style style:name="T42" style:family="text">
      <style:text-properties style:text-position="sub 58%" fo:font-family="Albany" style:font-family-generic="swiss" fo:font-size="26pt" fo:font-style="italic"/>
    </style:style>
    <style:style style:name="T43" style:family="text">
      <style:text-properties style:text-position="sub 58%" fo:font-size="28pt" fo:font-style="italic" fo:font-weight="normal"/>
    </style:style>
    <style:style style:name="T44" style:family="text">
      <style:text-properties fo:font-family="StarSymbol" style:font-style-name="Regular" style:font-pitch="variable" style:font-charset="x-symbol" fo:font-size="28pt" fo:font-style="normal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45" style:family="text">
      <style:text-properties fo:font-size="28pt" fo:font-style="normal"/>
    </style:style>
    <style:style style:name="T46" style:family="text">
      <style:text-properties fo:font-family="OpenSymbol" style:font-style-name="Regular" style:font-pitch="variable" style:font-charset="x-symbol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7" style:family="text">
      <style:text-properties style:text-position="super 58%" fo:font-family="'Bitstream Vera Sans'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8" style:family="text">
      <style:text-properties fo:font-family="Albany" style:font-family-generic="swiss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49" style:family="text">
      <style:text-properties fo:font-size="32pt"/>
    </style:style>
    <style:style style:name="T50" style:family="text">
      <style:text-properties fo:font-family="'Bitstream Vera Sans Mono'" style:font-family-generic="swiss" style:font-pitch="fixed" fo:font-size="32pt"/>
    </style:style>
    <style:style style:name="T51" style:family="text">
      <style:text-properties fo:color="#800000" fo:font-family="'Bitstream Vera Sans Mono'" style:font-family-generic="swiss" style:font-pitch="fixed" fo:font-size="22pt" fo:font-weight="bold"/>
    </style:style>
    <style:style style:name="T52" style:family="text">
      <style:text-properties fo:font-family="'Bitstream Vera Sans Mono'" style:font-family-generic="swiss" style:font-pitch="fixed" fo:font-size="24pt" fo:font-weight="bold"/>
    </style:style>
    <style:style style:name="T53" style:family="text">
      <style:text-properties fo:font-family="'Bitstream Vera Sans Mono'" style:font-family-generic="swiss" style:font-pitch="fixed" fo:font-size="22pt" fo:font-weight="bold"/>
    </style:style>
    <style:style style:name="T54" style:family="text">
      <style:text-properties fo:font-style="italic"/>
    </style:style>
    <style:style style:name="T55" style:family="text">
      <style:text-properties fo:font-style="normal"/>
    </style:style>
    <style:style style:name="T56" style:family="text">
      <style:text-properties fo:font-family="StarSymbol" style:font-style-name="Regular" style:font-pitch="variable" style:font-charset="x-symbol" fo:font-size="32pt" style:font-family-asian="StarSymbol" style:font-style-name-asian="Regular" style:font-pitch-asian="variable" style:font-charset-asian="x-symbol" style:font-family-complex="StarBats" style:font-style-name-complex="Regular" style:font-pitch-complex="variable" style:font-charset-complex="x-symbol"/>
    </style:style>
    <style:style style:name="T57" style:family="text">
      <style:text-properties style:text-position="super 58%" fo:font-size="32pt"/>
    </style:style>
    <style:style style:name="T58" style:family="text">
      <style:text-properties fo:font-weight="normal"/>
    </style:style>
    <style:style style:name="T59" style:family="text">
      <style:text-properties fo:font-family="Albany" style:font-family-generic="swiss" fo:font-weight="bold"/>
    </style:style>
    <style:style style:name="T60" style:family="text">
      <style:text-properties fo:font-family="Albany" style:font-family-generic="swiss" fo:font-weight="normal"/>
    </style:style>
    <style:style style:name="T61" style:family="text">
      <style:text-properties style:text-underline-style="solid" style:text-underline-width="auto" style:text-underline-color="font-color" fo:font-weight="bold"/>
    </style:style>
    <style:style style:name="T62" style:family="text">
      <style:text-properties fo:font-family="'Bitstream Vera Sans Mono'" style:font-family-generic="swiss" style:font-pitch="fixed" fo:font-size="28pt" fo:font-weight="bold"/>
    </style:style>
    <style:style style:name="T63" style:family="text">
      <style:text-properties fo:font-size="28pt" fo:font-weight="normal"/>
    </style:style>
    <style:style style:name="T64" style:family="text">
      <style:text-properties fo:font-size="28pt" fo:font-style="italic" fo:font-weight="normal"/>
    </style:style>
    <style:style style:name="T65" style:family="text">
      <style:text-properties fo:color="#800000" fo:font-family="'Bitstream Vera Sans Mono'" style:font-family-generic="swiss" style:font-pitch="fixed" fo:font-size="28pt" fo:font-weight="bold"/>
    </style:style>
    <style:style style:name="T66" style:family="text">
      <style:text-properties fo:color="#000000" fo:font-size="32pt"/>
    </style:style>
    <style:style style:name="T67" style:family="text">
      <style:text-properties fo:font-family="'Bitstream Vera Sans Mono'" style:font-family-generic="swiss" style:font-pitch="fixed" fo:font-weight="normal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0e594d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00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575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ME3: Calibration &amp; Correction</presentation:footer-decl>
      <draw:page draw:name="page1" draw:style-name="dp1" draw:master-page-name="oms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23.912cm" svg:height="3.257cm" svg:x="2.058cm" svg:y="1.668cm" presentation:class="title">
          <draw:text-box>
            <text:p text:style-name="P1">Some Announcements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2"><text:span text:style-name="T1">Wednesday bridge and Friday football is on, just like the previous week</text:span></text:p>
              </text:list-item>
            </text:list>
            <text:list text:style-name="L2">
              <text:list-item>
                <text:list>
                  <text:list-item>
                    <text:p text:style-name="P3"><text:span text:style-name="T1">think about it, we'll do a head count later</text:span><text:span text:style-name="T1"><text:line-break/></text:span><text:span text:style-name="T1"/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">Previous days' exercise solutions now linked on the wiki.</text:span><text:span text:style-name="T1"><text:line-break/></text:span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oms" presentation:presentation-page-layout-name="AL1T1" presentation:use-footer-name="ftr1">
        <draw:frame presentation:style-name="pr4" draw:text-style-name="P5" draw:layer="layout" svg:width="23.912cm" svg:height="3.508cm" svg:x="2.058cm" svg:y="1.542cm" presentation:class="title" presentation:user-transformed="true">
          <draw:text-box>
            <text:p text:style-name="P1"><text:span text:style-name="T2">ME3: Calibration &amp; Correction</text:span></text:p>
          </draw:text-box>
        </draw:frame>
        <draw:frame presentation:style-name="pr5" draw:text-style-name="P7" draw:layer="layout" svg:width="23.912cm" svg:height="13.231cm" svg:x="2.5cm" svg:y="6.269cm" presentation:class="outline" presentation:user-transformed="true">
          <draw:text-box>
            <text:list text:style-name="L2">
              <text:list-item>
                <text:p text:style-name="P6"><text:span text:style-name="T3">Objectives:</text:span></text:p>
              </text:list-item>
            </text:list>
            <text:list text:style-name="L2">
              <text:list-item>
                <text:p text:style-name="P2"><text:span text:style-name="T4">Figuring out what calibration is!</text:span></text:p>
              </text:list-item>
            </text:list>
            <text:list text:style-name="L2">
              <text:list-item>
                <text:p text:style-name="P2"><text:span text:style-name="T4">Framing the calibration problem in Measurement Equation terms.</text:span></text:p>
              </text:list-item>
            </text:list>
            <text:list text:style-name="L2">
              <text:list-item>
                <text:p text:style-name="P2"><text:span text:style-name="T1">Implementing some calibration trees.</text:span><text:span text:style-name="T1"><text:line-break/></text:span><text:span text:style-name="T1"><text:line-break/></text:span><text:span text:style-name="T1"><text:line-break/></text:span><text:span text:style-name="T1"/></text:p>
              </text:list-item>
            </text:list>
            <text:list text:style-name="L3">
              <text:list-item>
                <text:p text:style-name="P6"><text:span text:style-name="T5">svn up Workshop2007</text:span><text:span text:style-name="T6"> <text:s text:c="6"/>please!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text-style-name="P1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What Is Calibration?<text:line-break/>...according to Google</text:p>
          </draw:text-box>
        </draw:frame>
        <draw:frame presentation:style-name="pr2" draw:text-style-name="P8" draw:layer="layout" svg:width="25.442cm" svg:height="13.564cm" svg:x="2.058cm" svg:y="5.838cm" presentation:class="outline" presentation:user-transformed="true">
          <draw:text-box>
            <text:list text:style-name="L2">
              <text:list-item>
                <text:p text:style-name="P2"><text:span text:style-name="T7"># The process whereby the magnitude of the output of a measuring instrument is related to the magnitude of the input force driving the instrument (ie Adjusting a weight scale to zero when there is nothing on it). (Course Material/Ultrasonics/CalibrationMeth/calibrationmethods.htm)</text:span></text:p>
              </text:list-item>
            </text:list>
            <text:list text:style-name="L2">
              <text:list-item>
                <text:p text:style-name="P2"><text:span text:style-name="T7">www.ndt-ed.org/GeneralResources/Glossary/letter/c.htm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The process of adjusting an instrument or compiling a deviation chart so that its reading can be correlated to the actual value being measured.</text:span></text:p>
              </text:list-item>
            </text:list>
            <text:list text:style-name="L2">
              <text:list-item>
                <text:p text:style-name="P2"><text:span text:style-name="T7">www.omega.com/literature/transactions/volume1/glossary.html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The process of choosing attribute values and computational parameters so that a model properly represents the real-world situation being analyzed. For example, in pathfinding and allocation, calibration generally refers to assigning or calculating appropriate values to be entered in impedance and demand items.</text:span></text:p>
              </text:list-item>
            </text:list>
            <text:list text:style-name="L2">
              <text:list-item>
                <text:p text:style-name="P2"><text:span text:style-name="T7">www.geog.leeds.ac.uk/staff/m.blake/magis/glossary/esriglos.htm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(cal·i·bra·tion) (kal²[ibreve]-bra¢sh[schwa]n) 1. determination of the accuracy of an instrument, usually by measurement of its variation from a standard, to ascertain necessary correction factors. 2. measurement of the caliber of a tube.</text:span></text:p>
              </text:list-item>
            </text:list>
            <text:list text:style-name="L2">
              <text:list-item>
                <text:p text:style-name="P2"><text:span text:style-name="T7">www.mercksource.com/pp/us/cns/cns_hl_dorlands.jspzQzpgzEzzSzppdocszSzuszSzcommonzSzdorlandszSzdorlandzSzdmd_c_03zPzhtm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Checking, adjusting and systematically standardizing the graduations of a device.</text:span></text:p>
              </text:list-item>
            </text:list>
            <text:list text:style-name="L2">
              <text:list-item>
                <text:p text:style-name="P2"><text:span text:style-name="T7">www.inkcartridgesworld.com/_glossary.html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The process of establishing a set of values for correct operation.</text:span></text:p>
              </text:list-item>
            </text:list>
            <text:list text:style-name="L2">
              <text:list-item>
                <text:p text:style-name="P2"><text:span text:style-name="T7">www.blazepoint.co.uk/faq_label_printers_glossary.html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A process that establishes, under specified conditions, the relationship between the values indicated by the measuring system, and the corresponding values of a quantity realised by a reference standard or working standard.</text:span></text:p>
              </text:list-item>
            </text:list>
            <text:list text:style-name="L2">
              <text:list-item>
                <text:p text:style-name="P2"><text:span text:style-name="T7">www.nzelectricity.co.nz/H9glossary.htm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process of comparing an instrument's accuracy to known standards</text:span></text:p>
              </text:list-item>
            </text:list>
            <text:list text:style-name="L2">
              <text:list-item>
                <text:p text:style-name="P2"><text:span text:style-name="T7">www.tsgc.utexas.edu/stars/glossary1.html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pan text:style-name="T7"># is defined as the process of quantitatively defining the system response to known, controlled signal inputs.</text:span></text:p>
              </text:list-item>
            </text:list>
            <text:list text:style-name="L2">
              <text:list-item>
                <text:p text:style-name="P2"><text:span text:style-name="T7">www.eumetsat.int/en/dps/helpdesk/glossary.htm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...according to Noordam</text:p>
          </draw:text-box>
        </draw:frame>
        <draw:custom-shape draw:style-name="gr2" draw:text-style-name="P9" draw:layer="layout" svg:width="27cm" svg:height="16cm" svg:x="1cm" svg:y="5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...according to the <text:line-break/>EoR KSG</text:p>
          </draw:text-box>
        </draw:frame>
        <draw:custom-shape draw:style-name="gr2" draw:text-style-name="P9" draw:layer="layout" svg:width="27cm" svg:height="15.999cm" svg:x="1cm" svg:y="5.001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11" draw:layer="layout" svg:width="22cm" svg:height="5cm" svg:x="4cm" svg:y="10cm">
          <text:p text:style-name="P10"><text:span text:style-name="T8">EoR Signature???</text:span></text:p>
          <draw:enhanced-geometry svg:viewBox="0 0 21600 21600" draw:glue-points="?f18 ?f0 ?f20 10800 ?f19 ?f1 ?f21 10800" draw:text-areas="0 0 21600 21600" draw:text-path="true" draw:text-path-mode="shape" draw:text-path-scale="path" draw:text-path-same-letter-heights="false" draw:type="fontwork-wave" draw:modifiers="4460 10800" draw:enhanced-path="M ?f7 ?f0 C ?f15 ?f9 ?f16 ?f10 ?f12 ?f0 N M ?f29 ?f1 C ?f27 ?f28 ?f25 ?f26 ?f24 ?f1 N">
            <draw:equation draw:name="f0" draw:formula="$0 "/>
            <draw:equation draw:name="f1" draw:formula="21600-?f0 "/>
            <draw:equation draw:name="f2" draw:formula="$1 "/>
            <draw:equation draw:name="f3" draw:formula="?f2 -10800"/>
            <draw:equation draw:name="f4" draw:formula="?f3 *2"/>
            <draw:equation draw:name="f5" draw:formula="abs(?f4 )"/>
            <draw:equation draw:name="f6" draw:formula="4320-?f5 "/>
            <draw:equation draw:name="f7" draw:formula="if(?f3 ,0,?f5 )"/>
            <draw:equation draw:name="f8" draw:formula="15800*?f0 /4460"/>
            <draw:equation draw:name="f9" draw:formula="?f0 -?f8 "/>
            <draw:equation draw:name="f10" draw:formula="?f0 +?f8 "/>
            <draw:equation draw:name="f11" draw:formula="21600-?f4 "/>
            <draw:equation draw:name="f12" draw:formula="if(?f3 ,?f11 ,21600)"/>
            <draw:equation draw:name="f13" draw:formula="?f12 -?f7 "/>
            <draw:equation draw:name="f14" draw:formula="?f5 /2"/>
            <draw:equation draw:name="f15" draw:formula="?f7 +7200-?f14 "/>
            <draw:equation draw:name="f16" draw:formula="?f12 +?f14 -7200"/>
            <draw:equation draw:name="f17" draw:formula="?f13 /2"/>
            <draw:equation draw:name="f18" draw:formula="?f7 +?f17 "/>
            <draw:equation draw:name="f19" draw:formula="21600-?f18 "/>
            <draw:equation draw:name="f20" draw:formula="?f5 /2"/>
            <draw:equation draw:name="f21" draw:formula="21600-?f20 "/>
            <draw:equation draw:name="f22" draw:formula="?f0 *2"/>
            <draw:equation draw:name="f23" draw:formula="21600-?f22 "/>
            <draw:equation draw:name="f24" draw:formula="21600-?f7 "/>
            <draw:equation draw:name="f25" draw:formula="21600-?f15 "/>
            <draw:equation draw:name="f26" draw:formula="?f1 +?f8 "/>
            <draw:equation draw:name="f27" draw:formula="21600-?f16 "/>
            <draw:equation draw:name="f28" draw:formula="?f1 -?f8 "/>
            <draw:equation draw:name="f29" draw:formula="21600-?f12 "/>
            <draw:handle draw:handle-position="left $0" draw:handle-range-y-minimum="0" draw:handle-range-y-maximum="4460"/>
            <draw:handle draw:handle-position="$1 21600" draw:handle-range-x-minimum="8640" draw:handle-range-x-maximum="12960"/>
          </draw:enhanced-geometry>
        </draw:custom-shap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Our Definition For Today...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Determining the properties of the sky and the instrument with sufficient accuracy.</text:p>
              </text:list-item>
            </text:list>
            <text:list text:style-name="L2">
              <text:list-item>
                <text:p text:style-name="P4">“Taking out” (as much as possible) instrumental corruptions.</text:p>
              </text:list-item>
            </text:list>
            <text:list text:style-name="L2">
              <text:list-item>
                <text:p text:style-name="P4">Subtracting known sources</text:p>
              </text:list-item>
            </text:list>
            <text:list text:style-name="L2">
              <text:list-item>
                <text:p text:style-name="P4">...to find the noise (or at least to achieve our scientific objectives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“Classic” Calibration<text:line-break/>(for phases/gains)</text:p>
          </draw:text-box>
        </draw:frame>
        <draw:frame draw:style-name="gr4" draw:layer="layout" svg:width="24.331cm" svg:height="14.327cm" svg:x="2.58cm" svg:y="6.038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The M.E. Analogue</text:p>
          </draw:text-box>
        </draw:frame>
        <draw:frame draw:style-name="gr4" draw:layer="layout" svg:width="22.002cm" svg:height="14.332cm" svg:x="2.473cm" svg:y="6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Or In Broad Terms...</text:p>
          </draw:text-box>
        </draw:frame>
        <draw:frame presentation:style-name="pr7" draw:text-style-name="P2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2"><text:s/>Predict corrupted visibilities</text:p>
              </text:list-item>
            </text:list>
            <text:list text:style-name="L6">
              <text:list-item>
                <text:list>
                  <text:list-item>
                    <text:p text:style-name="P3">we covered this last week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/>Fit to observed visibilities</text:p>
              </text:list-item>
            </text:list>
            <text:list text:style-name="L6">
              <text:list-item>
                <text:list>
                  <text:list-item>
                    <text:p text:style-name="P3">solving for parameters of the sky and/or the instrument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/>(Optional: subtract bright sources)</text:p>
              </text:list-item>
            </text:list>
            <text:list text:style-name="L5" text:continue-numbering="true">
              <text:list-item>
                <text:p text:style-name="P2"><text:span text:style-name="T9"><text:s/></text:span><text:span text:style-name="T10">Correct</text:span></text:p>
              </text:list-item>
            </text:list>
            <text:list text:style-name="L5" text:continue-numbering="true">
              <text:list-item>
                <text:p text:style-name="P2"><text:s/>Rinse &amp; repeat</text:p>
              </text:list-item>
            </text:list>
            <text:list text:style-name="L6">
              <text:list-item>
                <text:list>
                  <text:list-item>
                    <text:p text:style-name="P3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Applying Corrections<text:line-break/>With MeqTrees</text:p>
          </draw:text-box>
        </draw:frame>
        <draw:frame presentation:style-name="pr2" draw:text-style-name="P15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The </text:span><text:span text:style-name="T12">Meq.MatrixInvert22</text:span><text:span text:style-name="T11"> node inverts 2x2 matrices.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11">(generalized inversion not yet available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1">A </text:span><text:span text:style-name="T12">Meq.Spigot</text:span><text:span text:style-name="T11"> reads data from the MS.</text:span></text:p>
              </text:list-item>
            </text:list>
            <text:list text:style-name="L2">
              <text:list-item>
                <text:p text:style-name="P4"><text:span text:style-name="T11">See </text:span><text:span text:style-name="T13">ME3/demo1-correct-gains.py</text:span><text:span text:style-name="T11">.</text:span></text:p>
              </text:list-item>
            </text:list>
            <text:list text:style-name="L2">
              <text:list-item>
                <text:p text:style-name="P2"><text:span text:style-name="T11">Re-run ME1 exercise 1 to simulate an MS with instrumental polarization</text:span></text:p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11"><text:s/></text:span><text:span text:style-name="T11"><text:tab/></text:span><text:span text:style-name="T14">(but fix </text:span><text:span text:style-name="T15">a</text:span><text:span text:style-name="T16">p</text:span><text:span text:style-name="T14">=</text:span><text:span text:style-name="T15">p</text:span><text:span text:style-name="T14">*1e-10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<text:span text:style-name="T11">Run </text:span><text:span text:style-name="T13">ME3/demo1</text:span><text:span text:style-name="T11"> on this MS, write to the CORRECTED_DATA column, make an </text:span><text:span text:style-name="T17">IQUV</text:span><text:span text:style-name="T11"> channel map of this column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1: Correcting For Parallactic Angle</text:p>
          </draw:text-box>
        </draw:frame>
        <draw:frame presentation:style-name="pr2" draw:text-style-name="P15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Re-run ME1 exercise 2 to produce an MS with instrumental polarization and alt-az mounts</text:span><text:span text:style-name="T11"><text:line-break/></text:span><text:span text:style-name="T11"> </text:span><text:span text:style-name="T11"><text:tab/></text:span><text:span text:style-name="T14">(fix </text:span><text:span text:style-name="T15">a</text:span><text:span text:style-name="T16">p</text:span><text:span text:style-name="T14">=</text:span><text:span text:style-name="T15">p</text:span><text:span text:style-name="T14">*1e-10)</text:span></text:p>
              </text:list-item>
            </text:list>
            <text:list text:style-name="L2">
              <text:list-item>
                <text:p text:style-name="P4"><text:span text:style-name="T11">Make an per-channel IQUV map of the DATA column</text:span></text:p>
              </text:list-item>
            </text:list>
            <text:list text:style-name="L2">
              <text:list-item>
                <text:p text:style-name="P4"><text:span text:style-name="T11">Modify </text:span><text:span text:style-name="T13">ME3/demo1</text:span><text:span text:style-name="T11"> to correct for P.A. as well</text:span></text:p>
              </text:list-item>
            </text:list>
            <text:list text:style-name="L2">
              <text:list-item>
                <text:p text:style-name="P4"><text:span text:style-name="T11">Write corrections to CORRECTED_DATA</text:span></text:p>
              </text:list-item>
            </text:list>
            <text:list text:style-name="L2">
              <text:list-item>
                <text:p text:style-name="P4"><text:span text:style-name="T11">Make an </text:span><text:span text:style-name="T17">IQUV</text:span><text:span text:style-name="T11"> channel map of the CORRECTED_DATA column</text:span></text:p>
              </text:list-item>
            </text:list>
            <text:list text:style-name="L2">
              <text:list-item>
                <text:p text:style-name="P4"><text:span text:style-name="T11">Did you get the original, uncorrupted point source back? (</text:span><text:span text:style-name="T17">I</text:span><text:span text:style-name="T11">=1 Jy, </text:span><text:span text:style-name="T17">Q</text:span><text:span text:style-name="T11">=.2 Jy, </text:span><text:span text:style-name="T17">U=V=</text:span><text:span text:style-name="T11">0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Correcting For Multiple Jones Terms</text:p>
          </draw:text-box>
        </draw:frame>
        <draw:frame draw:style-name="gr4" draw:layer="layout" svg:width="21.623cm" svg:height="11.242cm" svg:x="3.377cm" svg:y="6.758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3" draw:master-page-name="oms" presentation:presentation-page-layout-name="AL1T1" presentation:use-footer-name="ftr1">
        <office:forms form:automatic-focus="false" form:apply-design-mode="false"/>
        <draw:frame presentation:style-name="pr4" draw:text-style-name="P16" draw:layer="layout" svg:width="23.912cm" svg:height="3.508cm" svg:x="2.058cm" svg:y="1.543cm" presentation:class="title" presentation:user-transformed="true">
          <draw:text-box>
            <text:p text:style-name="P1"><text:span text:style-name="T18">So, Is There Always Such A Beast As “Corrected” </text:span><text:span text:style-name="T19">uv-</text:span><text:span text:style-name="T18">Data?</text:span></text:p>
          </draw:text-box>
        </draw:frame>
        <draw:frame draw:style-name="gr4" draw:layer="layout" svg:width="22.541cm" svg:height="10.667cm" svg:x="2.959cm" svg:y="7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3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2:<text:line-break/>Ionospheric Corrections</text:p>
          </draw:text-box>
        </draw:frame>
        <draw:frame presentation:style-name="pr2" draw:text-style-name="P4" draw:layer="layout" svg:width="23.912cm" svg:height="12.98cm" svg:x="2cm" svg:y="6.52cm" presentation:class="outline" presentation:user-transformed="true">
          <draw:text-box>
            <text:list text:style-name="L2">
              <text:list-item>
                <text:p text:style-name="P4">Take our old <text:span text:style-name="T20">ME2/demo-30-190.MS</text:span></text:p>
              </text:list-item>
            </text:list>
            <text:list text:style-name="L7">
              <text:list-item>
                <text:list>
                  <text:list-item>
                    <text:p text:style-name="P17"><text:span text:style-name="T21"><text:s/></text:span><text:span text:style-name="T21">re-run ME2/example6-iono.py to corrupt for ionosphere</text:span>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p text:style-name="P17"><text:span text:style-name="T21"><text:s/></text:span><text:span text:style-name="T21">make an image to verify corruptions</text:span></text:p>
                  </text:list-item>
                </text:list>
              </text:list-item>
            </text:list>
            <text:list text:style-name="L2">
              <text:list-item>
                <text:p text:style-name="P4">Make a script to take the ionosphere back out, write results to the CORRECTED_DATA column.</text:p>
              </text:list-item>
            </text:list>
            <text:list text:style-name="L2">
              <text:list-item>
                <text:p text:style-name="P4">Make a per-channel map, then a movi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3" draw:master-page-name="oms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And The Answer Is...</text:p>
          </draw:text-box>
        </draw:frame>
        <draw:frame presentation:style-name="pr8" draw:text-style-name="P15" draw:layer="layout" svg:width="23.912cm" svg:height="4.589cm" svg:x="2cm" svg:y="5.5cm" presentation:class="outline" presentation:user-transformed="true">
          <draw:text-box>
            <text:list text:style-name="L2">
              <text:list-item>
                <text:p text:style-name="P4"><text:span text:style-name="T11">In general, </text:span><text:span text:style-name="T12">NO!</text:span></text:p>
              </text:list-item>
            </text:list>
            <text:list text:style-name="L2">
              <text:list-item>
                <text:p text:style-name="P4"><text:span text:style-name="T17">uv</text:span><text:span text:style-name="T11">-plane effects (the </text:span><text:span text:style-name="T22">G</text:span><text:span text:style-name="T11">s) can be taken out.</text:span></text:p>
              </text:list-item>
            </text:list>
            <text:list text:style-name="L2">
              <text:list-item>
                <text:p text:style-name="P4"><text:span text:style-name="T11">Image-plane effects correspond to convolution in the </text:span><text:span text:style-name="T17">uv</text:span><text:span text:style-name="T11">-plane:</text:span></text:p>
              </text:list-item>
            </text:list>
          </draw:text-box>
        </draw:frame>
        <draw:frame draw:style-name="gr4" draw:layer="layout" svg:width="0.2cm" svg:height="0.467cm" svg:x="16.934cm" svg:y="16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layer="layout" svg:width="19.647cm" svg:height="1.332cm" svg:x="4cm" svg:y="10.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presentation:style-name="pr8" draw:text-style-name="P15" draw:layer="layout" svg:width="23.912cm" svg:height="7.227cm" svg:x="2.088cm" svg:y="12.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13"><text:span text:style-name="T23">...with time-variable kernel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...and with each baseline's </text:span><text:span text:style-name="T24">uv</text:span><text:span text:style-name="T23">-plane sampled along just a single track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23"/></text:p>
                  </text:list-item>
                </text:list>
              </text:list-item>
            </text:list>
            <text:list text:style-name="L8">
              <text:list-item>
                <text:p text:style-name="P19"><text:span text:style-name="T25">(Note: Bhatnagar et al. (EVLA Memo 100) suggest a method for </text:span><text:span text:style-name="T26">approximate</text:span><text:span text:style-name="T25"> correction during the imaging step. We'll return to this later.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5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6" draw:style-name="dp3" draw:master-page-name="oms" presentation:presentation-page-layout-name="AL1T1" presentation:use-footer-name="ftr1">
        <office:forms form:automatic-focus="false" form:apply-design-mode="false"/>
        <draw:frame presentation:style-name="pr4" draw:text-style-name="P1" draw:layer="layout" svg:width="23.912cm" svg:height="3.625cm" svg:x="2.058cm" svg:y="1.484cm" presentation:class="title" presentation:user-transformed="true">
          <draw:text-box>
            <text:p text:style-name="P1">Correcting At<text:line-break/>A Single Point</text:p>
          </draw:text-box>
        </draw:frame>
        <draw:frame draw:style-name="gr4" draw:layer="layout" svg:width="0.2cm" svg:height="0.467cm" svg:x="16.934cm" svg:y="16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4" draw:layer="layout" svg:width="22.252cm" svg:height="8.656cm" svg:x="2.355cm" svg:y="5.826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presentation:style-name="pr9" draw:text-style-name="P15" draw:layer="layout" svg:width="23.912cm" svg:height="3.442cm" svg:x="2.5cm" svg:y="15.058cm" presentation:class="outline" presentation:user-transformed="true">
          <draw:text-box>
            <text:list text:style-name="L2">
              <text:list-item>
                <text:p text:style-name="P4"><text:span text:style-name="T11">In general, </text:span><text:span text:style-name="T17">uv-</text:span><text:span text:style-name="T11">data can only be “corrected” for a single point on the sky.</text:span></text:p>
              </text:list-item>
            </text:list>
            <text:list text:style-name="L2">
              <text:list-item>
                <text:p text:style-name="P4"><text:span text:style-name="T11">This is the motivation for facet imaging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706cm" svg:height="10.28cm" svg:x="3.647cm" svg:y="2.853cm" draw:page-number="16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7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 presentation:user-transformed="true">
          <draw:text-box>
            <text:p text:style-name="P1">Calibration, Revisited</text:p>
          </draw:text-box>
        </draw:frame>
        <draw:frame presentation:style-name="pr10" draw:text-style-name="P2" draw:layer="layout" svg:width="23.912cm" svg:height="12.98cm" svg:x="2.058cm" svg:y="5.838cm" presentation:class="outline" presentation:user-transformed="true">
          <draw:text-box>
            <text:list text:style-name="L5" text:continue-numbering="true">
              <text:list-item>
                <text:p text:style-name="P2"><text:s/>Predict corrupted visibilities</text:p>
              </text:list-item>
            </text:list>
            <text:list text:style-name="L6">
              <text:list-item>
                <text:list>
                  <text:list-item>
                    <text:p text:style-name="P3">we know this, this is simulation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pan text:style-name="T27"><text:s/></text:span><text:span text:style-name="T27">Fit to observed visibilities</text:span></text:p>
              </text:list-item>
            </text:list>
            <text:list text:style-name="L6">
              <text:list-item>
                <text:list>
                  <text:list-item>
                    <text:p text:style-name="P3"><text:span text:style-name="T28">solving for parameters of sky and/or instrument</text:span>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2"><text:s/>(Optional: subtract bright sources)</text:p>
              </text:list-item>
            </text:list>
            <text:list text:style-name="L5" text:continue-numbering="true">
              <text:list-item>
                <text:p text:style-name="P2"><text:span text:style-name="T29"><text:s/></text:span><text:span text:style-name="T29">Correct</text:span></text:p>
              </text:list-item>
            </text:list>
            <text:list text:style-name="L5" text:continue-numbering="true">
              <text:list-item>
                <text:p text:style-name="P2"><text:s/>Rinse &amp; repeat</text:p>
              </text:list-item>
            </text:list>
            <text:list text:style-name="L6">
              <text:list-item>
                <text:list>
                  <text:list-item>
                    <text:p text:style-name="P3">aka the “major loop”: source extraction, updating sky model, etc.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8" draw:style-name="dp3" draw:master-page-name="oms" presentation:presentation-page-layout-name="AL1T1" presentation:use-footer-name="ftr1">
        <draw:frame presentation:style-name="pr4" draw:text-style-name="P1" draw:layer="layout" svg:width="23.912cm" svg:height="3.625cm" svg:x="2.058cm" svg:y="1.485cm" presentation:class="title" presentation:user-transformed="true">
          <draw:text-box>
            <text:p text:style-name="P1">A General Approach<text:line-break/>To Fitting &amp; Solving</text:p>
          </draw:text-box>
        </draw:frame>
        <draw:frame presentation:style-name="pr11" draw:text-style-name="P20" draw:layer="layout" svg:width="25.909cm" svg:height="8.412cm" svg:x="1.545cm" svg:y="5.588cm" presentation:class="outline" presentation:user-transformed="true">
          <draw:text-box>
            <text:list text:style-name="L2">
              <text:list-item>
                <text:p text:style-name="P2"><text:span text:style-name="T23">A tree evaluating any </text:span><text:span text:style-name="T24">m(t,</text:span><text:span text:style-name="T30"></text:span><text:span text:style-name="T24">) </text:span><text:span text:style-name="T31">also depends on values of parameters up in the tree. We write this as:</text:span><text:span text:style-name="T31"><text:line-break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1"><text:tab/></text:span><text:span text:style-name="T32">m</text:span><text:span text:style-name="T24">(t,</text:span><text:span text:style-name="T33"></text:span><text:span text:style-name="T34">;a,b,...</text:span><text:span text:style-name="T35">)</text:span></text:p>
              </text:list-item>
            </text:list>
            <text:list text:style-name="L2">
              <text:list-item>
                <text:p text:style-name="P2"><text:span text:style-name="T23">Imagine a “magic” constant node </text:span><text:span text:style-name="T36">a</text:span><text:span text:style-name="T31"> that returns not one, but two values: </text:span><text:span text:style-name="T24">a</text:span><text:span text:style-name="T31"> and </text:span><text:span text:style-name="T24">a+</text:span><text:span text:style-name="T30"></text:span><text:span text:style-name="T24">a</text:span><text:span text:style-name="T31">.</text:span></text:p>
              </text:list-item>
            </text:list>
            <text:list text:style-name="L2">
              <text:list-item>
                <text:p text:style-name="P2"><text:span text:style-name="T31">Its parent, </text:span><text:span text:style-name="T24">f</text:span><text:span text:style-name="T31">, then returns </text:span><text:span text:style-name="T24">f(a)</text:span><text:span text:style-name="T31"> and </text:span><text:span text:style-name="T24">f(a+</text:span><text:span text:style-name="T33"></text:span><text:span text:style-name="T24">a)...</text:span></text:p>
              </text:list-item>
            </text:list>
            <text:list text:style-name="L2">
              <text:list-item>
                <text:p text:style-name="P2"><text:span text:style-name="T31">...and at the bottom we get </text:span><text:span text:style-name="T32">m</text:span><text:span text:style-name="T24">(t,</text:span><text:span text:style-name="T33"></text:span><text:span text:style-name="T34">;a</text:span><text:span text:style-name="T35">)</text:span><text:span text:style-name="T37"> and </text:span><text:span text:style-name="T38">m</text:span><text:span text:style-name="T35">(t,</text:span><text:span text:style-name="T33"></text:span><text:span text:style-name="T34">;a+</text:span><text:span text:style-name="T33"></text:span><text:span text:style-name="T34">a</text:span><text:span text:style-name="T35">)</text:span></text:p>
              </text:list-item>
            </text:list>
          </draw:text-box>
        </draw:frame>
        <draw:frame draw:style-name="gr4" draw:layer="layout" svg:width="19.79cm" svg:height="8.326cm" svg:x="4.21cm" svg:y="13.5cm">
          <draw:object xlink:href="./Object 5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12" draw:text-style-name="P12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Maaijke's Turn:<text:line-break/>Introduction To Solving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cd Workshop2007/Solvers</text:p>
              </text:list-item>
            </text:list>
            <text:list text:style-name="L2">
              <text:list-item>
                <text:p text:style-name="P4">See separate slides in Solving.pdf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0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3:<text:line-break/>Fitting The Ionosphere</text:p>
          </draw:text-box>
        </draw:frame>
        <draw:frame presentation:style-name="pr2" draw:text-style-name="P15" draw:layer="layout" svg:width="23.912cm" svg:height="13.579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Start with </text:span><text:span text:style-name="T13">Intro1/example7-iono3.py</text:span></text:p>
              </text:list-item>
            </text:list>
            <text:list text:style-name="L2">
              <text:list-item>
                <text:p text:style-name="P4"><text:span text:style-name="T39">Take the tec:2 node, which returns TEC as a function of </text:span><text:span text:style-name="T40">x,y,t</text:span></text:p>
              </text:list-item>
            </text:list>
            <text:list text:style-name="L2">
              <text:list-item>
                <text:p text:style-name="P4"><text:span text:style-name="T39">Make a solver tree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1">TEC(t;xy) on one si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1">MIM(t;xy) on other side: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37">each </text:span><text:span text:style-name="T35">c</text:span><text:span text:style-name="T42">kl</text:span><text:span text:style-name="T35">(t)</text:span><text:span text:style-name="T41"> should be a polc in time, you solve for its coefficient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3"><text:span text:style-name="T41">polynomial order (in time and </text:span><text:span text:style-name="T35">xy</text:span><text:span text:style-name="T41">) should be a compile-time option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39">Play with various polynomials to see how well we can fit the TEC.</text:span></text:p>
              </text:list-item>
            </text:list>
          </draw:text-box>
        </draw:frame>
        <draw:frame draw:style-name="gr4" draw:layer="layout" svg:width="10.51cm" svg:height="2.076cm" svg:x="16cm" svg:y="10cm">
          <draw:object xlink:href="./Object 15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1" draw:style-name="dp3" draw:master-page-name="oms" presentation:presentation-page-layout-name="AL1T1" presentation:use-footer-name="ftr1">
        <draw:frame presentation:style-name="pr4" draw:text-style-name="P1" draw:layer="layout" svg:width="23.912cm" svg:height="3.508cm" svg:x="2.058cm" svg:y="1.543cm" presentation:class="title">
          <draw:text-box>
            <text:p text:style-name="P1">Calibration Of An MS</text:p>
          </draw:text-box>
        </draw:frame>
        <draw:frame presentation:style-name="pr5" draw:text-style-name="P21" draw:layer="layout" svg:width="25.685cm" svg:height="13.28cm" svg:x="1.315cm" svg:y="5.72cm" presentation:class="outline" presentation:user-transformed="true">
          <draw:text-box>
            <text:list text:style-name="L2">
              <text:list-item>
                <text:p text:style-name="P4"><text:span text:style-name="T11">A model tree computes corrupted visibilities </text:span><text:span text:style-name="T22">X</text:span><text:span text:style-name="T43">pq</text:span><text:span text:style-name="T17">(t,</text:span><text:span text:style-name="T44"></text:span><text:span text:style-name="T17">)</text:span></text:p>
              </text:list-item>
            </text:list>
            <text:list text:style-name="L2">
              <text:list-item>
                <text:p text:style-name="P4"><text:span text:style-name="T45">Spigots return observed data </text:span><text:span text:style-name="T22">V</text:span><text:span text:style-name="T43">pq</text:span><text:span text:style-name="T17">(t,</text:span><text:span text:style-name="T44"></text:span><text:span text:style-name="T17">)</text:span></text:p>
              </text:list-item>
            </text:list>
            <text:list text:style-name="L2">
              <text:list-item>
                <text:p text:style-name="P4"><text:span text:style-name="T45">We can take the difference and form up a </text:span><text:span text:style-name="T46"></text:span><text:span text:style-name="T47">2</text:span><text:span text:style-name="T48"> sum...</text:span></text:p>
              </text:list-item>
            </text:list>
            <text:list text:style-name="L2">
              <text:list-item>
                <text:p text:style-name="P4"><text:span text:style-name="T48">...and try to minimize it w.r.t. the solvable parameters.</text:span></text:p>
              </text:list-item>
            </text:list>
            <text:list text:style-name="L2">
              <text:list-item>
                <text:p text:style-name="P4"><text:span text:style-name="T48">Which is the same as fitting the model to the data, in a least-squares sense.</text:span></text:p>
              </text:list-item>
            </text:list>
            <text:list text:style-name="L2">
              <text:list-item>
                <text:p text:style-name="P4"><text:span text:style-name="T48">We can thus solve for any (reasonable) subset of parameters of a measurement equation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1" presentation:class="page"/>
          <draw:frame presentation:style-name="pr12" draw:text-style-name="P12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2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A Real-Life Example: 3C343</text:p>
          </draw:text-box>
        </draw:frame>
        <draw:frame presentation:style-name="pr2" draw:text-style-name="P15" draw:layer="layout" svg:width="25.442cm" svg:height="13.65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49">Field is dominated by two bright source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49">3C343.1 (~6 Jy) at phase cent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49">3C343 (~1.8 Jy) off-center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49">Significant polarization</text:span></text:p>
              </text:list-item>
            </text:list>
            <text:list text:style-name="L2">
              <text:list-item>
                <text:p text:style-name="P4"><text:span text:style-name="T49">12-hour WSRT observation, 03/08/2000</text:span></text:p>
              </text:list-item>
            </text:list>
            <text:list text:style-name="L2">
              <text:list-item>
                <text:p text:style-name="P4"><text:span text:style-name="T49">64 channels ~ 1.2 Ghz (we use 26)</text:span></text:p>
              </text:list-item>
            </text:list>
            <text:list text:style-name="L2">
              <text:list-item>
                <text:p text:style-name="P4"><text:span text:style-name="T50">3C343.MS</text:span><text:span text:style-name="T49"> pre-processed by Michiel Brentjens</text:span></text:p>
              </text:list-item>
            </text:list>
            <text:list text:style-name="L2">
              <text:list-item>
                <text:p text:style-name="P4"><text:span text:style-name="T49">Pristine copy:</text:span><text:span text:style-name="T49"><text:line-break/></text:span><text:span text:style-name="T51">cp -a (/net/birch)/data/oms/Workshop2007/3C343.MS .</text:span><text:span text:style-name="T52"><text:line-break/></text:span><text:span text:style-name="T53">(</text:span><text:span text:style-name="T51">/apps/Timba/data</text:span><text:span text:style-name="T53"> on jop0x)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3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Viewing MSs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See <text:span text:style-name="T20">ME3/demo2-view343.py</text:span></text:p>
              </text:list-item>
            </text:list>
            <text:list text:style-name="L2">
              <text:list-item>
                <text:p text:style-name="P4">This is just like our old spigot-sink script from Intro2, but rewritten with Meow</text:p>
              </text:list-item>
            </text:list>
            <text:list text:style-name="L2">
              <text:list-item>
                <text:p text:style-name="P4">The simplest/quickest kind of MS inspector you can make with MeqTrees, you can use it for any MS...</text:p>
              </text:list-item>
            </text:list>
            <text:list text:style-name="L2">
              <text:list-item>
                <text:p text:style-name="P4">Load the inspect_spigots bookmark and run the tree.</text:p>
              </text:list-item>
            </text:list>
            <text:list text:style-name="L2">
              <text:list-item>
                <text:p text:style-name="P4">Make an image of the DATA colum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4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tep 1: Solving For<text:line-break/> Source Fluxes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See <text:span text:style-name="T20">ME3/demo4-cal343.py</text:span><text:span text:style-name="T21">, build the tree but do not run it yet</text:span></text:p>
              </text:list-item>
            </text:list>
            <text:list text:style-name="L2">
              <text:list-item>
                <text:p text:style-name="P4">This uses Meow to construct a model with two point sources</text:p>
              </text:list-item>
            </text:list>
            <text:list text:style-name="L2">
              <text:list-item>
                <text:p text:style-name="P4">Simultaneous solution for two sources</text:p>
              </text:list-item>
            </text:list>
            <text:list text:style-name="L2">
              <text:list-item>
                <text:list>
                  <text:list-item>
                    <text:p text:style-name="P13">note how this is different from peeling</text:p>
                  </text:list-item>
                </text:list>
              </text:list-item>
            </text:list>
            <text:list text:style-name="L2">
              <text:list-item>
                <text:p text:style-name="P4">I and Q fluxes are <text:span text:style-name="T8">Meq.Parm</text:span>s: i.e. potentially solvable parameters</text:p>
              </text:list-item>
            </text:list>
            <text:list text:style-name="L2">
              <text:list-item>
                <text:list>
                  <text:list-item>
                    <text:p text:style-name="P13">polynomial in frequ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<text:s/>Polynomial Fluxes?</text:p>
          </draw:text-box>
        </draw:frame>
        <draw:frame presentation:style-name="pr2" draw:text-style-name="P4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4">I and Q fluxes are set up with a <text:span text:style-name="T54">shape, </text:span><text:span text:style-name="T55">to make them polynomials of frequency</text:span></text:p>
              </text:list-item>
            </text:list>
            <text:list text:style-name="L2">
              <text:list-item>
                <text:p text:style-name="P4">This accounts for spectral indices, and also beams and instrumental polarization</text:p>
              </text:list-item>
            </text:list>
          </draw:text-box>
        </draw:frame>
        <draw:frame draw:style-name="gr4" draw:layer="layout" svg:width="20.649cm" svg:height="6.319cm" svg:x="3.5cm" svg:y="12.5cm">
          <draw:object xlink:href="./Object 13" xlink:type="simple" xlink:show="embed" xlink:actuate="onLoad"/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6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CondEqs and Solvers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8">Meq.CondEq</text:span>s form up the difference between two branches</text:p>
              </text:list-item>
            </text:list>
            <text:list text:style-name="L2">
              <text:list-item>
                <text:list>
                  <text:list-item>
                    <text:p text:style-name="P13">predicted and measured</text:p>
                  </text:list-item>
                </text:list>
              </text:list-item>
            </text:list>
            <text:list text:style-name="L2">
              <text:list-item>
                <text:p text:style-name="P2">...and estimate derivatives.</text:p>
              </text:list-item>
            </text:list>
            <text:list text:style-name="L2">
              <text:list-item>
                <text:p text:style-name="P2">A <text:span text:style-name="T8">Meq.Solver</text:span> uses these to run an iterative solution</text:p>
              </text:list-item>
            </text:list>
            <text:list text:style-name="L2">
              <text:list-item>
                <text:p text:style-name="P4">A separate solution is run for each tile.</text:p>
              </text:list-item>
            </text:list>
            <text:list text:style-name="L2">
              <text:list-item>
                <text:p text:style-name="P4">The previous tile's solution is used as the starting point for the next tile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7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equest Sequencing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Once we have a solution, we want to <text:span text:style-name="T54">apply</text:span> it to the data to generate, e.g., corrected data, or residuals</text:p>
              </text:list-item>
            </text:list>
            <text:list text:style-name="L2">
              <text:list-item>
                <text:p text:style-name="P4">This means we want to execute two branches in strict sequence:</text:p>
              </text:list-item>
            </text:list>
            <text:list text:style-name="L2">
              <text:list-item>
                <text:list>
                  <text:list-item>
                    <text:p text:style-name="P13">first the Solver branch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en the correct/subtract/etc. branch</text:p>
                  </text:list-item>
                </text:list>
              </text:list-item>
            </text:list>
            <text:list text:style-name="L2">
              <text:list-item>
                <text:p text:style-name="P4">A <text:span text:style-name="T8">Meq.ReqSeq</text:span> executes its two children in sequence, then returns the result of one of the children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unning The Tree...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Set Solver options in TDL Exec menu:</text:p>
              </text:list-item>
            </text:list>
            <text:list text:style-name="L2">
              <text:list-item>
                <text:list>
                  <text:list-item>
                    <text:p text:style-name="P13">Convergence threshold: 0.00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ssume balanced equations: false</text:p>
                  </text:list-item>
                </text:list>
              </text:list-item>
            </text:list>
            <text:list text:style-name="L2">
              <text:list-item>
                <text:p text:style-name="P4">Load up all bookmarks, set output column to CORRECTED_DATA, and run “test forest” with a tile size of 100.</text:p>
              </text:list-item>
            </text:list>
            <text:list text:style-name="L2">
              <text:list-item>
                <text:p text:style-name="P4">Observe plots in bookmarks.</text:p>
              </text:list-item>
            </text:list>
            <text:list text:style-name="L2">
              <text:list-item>
                <text:p text:style-name="P4">We should get <text:span text:style-name="T54">I</text:span> fluxes of 5.5~6 Jy and 1.6~1.8 Jy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9" draw:style-name="dp3" draw:master-page-name="oms" presentation:presentation-page-layout-name="AL1T1" presentation:use-footer-name="ftr1">
        <draw:frame presentation:style-name="pr1" draw:text-style-name="P1" draw:layer="layout" svg:width="26.5cm" svg:height="3.257cm" svg:x="1cm" svg:y="1.668cm" presentation:class="title" presentation:user-transformed="true">
          <draw:text-box>
            <text:p text:style-name="P1">Solving For Phases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Flux solutions have been written out to a table (<text:span text:style-name="T20">3C343.MS/sources.mep</text:span>)</text:p>
              </text:list-item>
            </text:list>
            <text:list text:style-name="L2">
              <text:list-item>
                <text:p text:style-name="P4">The next time we use the I and Q Meq.Parms in a tree, they will be initialized from this table.</text:p>
              </text:list-item>
            </text:list>
            <text:list text:style-name="L2">
              <text:list-item>
                <text:p text:style-name="P4">So now we can try to solve for gain-phases, while keeping fluxes fixed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0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4: Solving For Phases</text:p>
          </draw:text-box>
        </draw:frame>
        <draw:frame draw:style-name="gr4" draw:layer="layout" svg:width="24.443cm" svg:height="15.091cm" svg:x="1.809cm" svg:y="5.527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1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Exercise 4, Continued</text:p>
          </draw:text-box>
        </draw:frame>
        <draw:frame presentation:style-name="pr13" draw:text-style-name="P22" draw:layer="layout" svg:width="23.912cm" svg:height="13.08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23">Set tile size to 1 (i.e. a separate phase solution for every timeslot)</text:span></text:p>
              </text:list-item>
            </text:list>
            <text:list text:style-name="L2">
              <text:list-item>
                <text:p text:style-name="P4"><text:span text:style-name="T23">Adjust some Solver options: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Convergence threshold: <text:s/>1e-6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23">Assume balanced equations: true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23">Run the tree</text:span></text:p>
              </text:list-item>
            </text:list>
            <text:list text:style-name="L2">
              <text:list-item>
                <text:p text:style-name="P4"><text:span text:style-name="T23">Complete MS would take too long, but you can verify correctness by tracking </text:span><text:span text:style-name="T56"></text:span><text:span text:style-name="T57">2</text:span><text:span text:style-name="T23">, which should get smaller.</text:span></text:p>
              </text:list-item>
            </text:list>
            <text:list text:style-name="L2">
              <text:list-item>
                <text:p text:style-name="P4"><text:span text:style-name="T23">Look also at the residual inspector.</text:span></text:p>
              </text:list-item>
            </text:list>
            <text:list text:style-name="L2">
              <text:list-item>
                <text:p text:style-name="P4"><text:span text:style-name="T23">If you're ambitious, add an “inspector” for phas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2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Flagging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Real data has RFI and stuff, always needs flagging</text:p>
              </text:list-item>
            </text:list>
            <text:list text:style-name="L2">
              <text:list-item>
                <text:p text:style-name="P4">You can flag an MS using your favourite flagger...</text:p>
              </text:list-item>
            </text:list>
            <text:list text:style-name="L2">
              <text:list-item>
                <text:list>
                  <text:list-item>
                    <text:p text:style-name="P13">or MeqTrees itself</text:p>
                  </text:list-item>
                </text:list>
              </text:list-item>
            </text:list>
            <text:list text:style-name="L2">
              <text:list-item>
                <text:p text:style-name="P2">3C343.MS already contains some coarse preliminary flags, but from looking at the residuals, they are obviously insufficien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3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Flags On Trees</text:p>
          </draw:text-box>
        </draw:frame>
        <draw:frame presentation:style-name="pr2" draw:text-style-name="P4" draw:layer="layout" svg:width="23.912cm" svg:height="13.638cm" svg:x="2.058cm" svg:y="5.838cm" presentation:class="outline" presentation:user-transformed="true">
          <draw:text-box>
            <text:list text:style-name="L2">
              <text:list-item>
                <text:p text:style-name="P4">Data flags are represented by a <text:span text:style-name="T8">flags</text:span> field in the vellset of a result</text:p>
              </text:list-item>
            </text:list>
            <text:list text:style-name="L2">
              <text:list-item>
                <text:p text:style-name="P4">Load ME3/<text:span text:style-name="T20">demo2-view343.py:</text:span></text:p>
              </text:list-item>
            </text:list>
            <text:list text:style-name="L2">
              <text:list-item>
                <text:list>
                  <text:list-item>
                    <text:p text:style-name="P13">publish, e.g., spigot:0: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run with a tile size of 100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right-click in inspector, select “Show” or “Hide flagged data”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look at snapshot for spigot tile #6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8">flags</text:span> is an integer array of (usually) the same shape as value, non-zero indicates “flagged”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4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Flag Propagation <text:line-break/>In MeqTrees</text:p>
          </draw:text-box>
        </draw:frame>
        <draw:frame presentation:style-name="pr2" draw:text-style-name="P4" draw:layer="layout" svg:width="23.912cm" svg:height="13.638cm" svg:x="2.058cm" svg:y="5.838cm" presentation:class="outline" presentation:user-transformed="true">
          <draw:text-box>
            <text:list text:style-name="L2">
              <text:list-item>
                <text:p text:style-name="P2"><text:span text:style-name="T58">...only </text:span><text:span text:style-name="T54">usually</text:span> same shape as <text:span text:style-name="T8">value</text:span></text:p>
              </text:list-item>
            </text:list>
            <text:list text:style-name="L2">
              <text:list-item>
                <text:list>
                  <text:list-item>
                    <text:p text:style-name="P3">collapsed axes are possible (i.e. 100x1 flags for a 100x32 value, a.k.a. “row flags”)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8">flags</text:span> is a bitmask, each bit represents a <text:span text:style-name="T54">flag category</text:span>. </text:p>
              </text:list-item>
            </text:list>
            <text:list text:style-name="L2">
              <text:list-item>
                <text:p text:style-name="P2">Nodes ignore flagged values by default</text:p>
              </text:list-item>
            </text:list>
            <text:list text:style-name="L2">
              <text:list-item>
                <text:list>
                  <text:list-item>
                    <text:p text:style-name="P3">controlled by flag_mask option, so you can selectively ignore flag categories</text:p>
                  </text:list-item>
                </text:list>
              </text:list-item>
            </text:list>
            <text:list text:style-name="L2">
              <text:list-item>
                <text:p text:style-name="P2">Flags automatically propagate from child to parent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Flagging On The Fly</text:p>
          </draw:text-box>
        </draw:frame>
        <draw:frame presentation:style-name="pr2" draw:text-style-name="P15" draw:layer="layout" svg:width="25.5cm" svg:height="14.912cm" svg:x="1.5cm" svg:y="5.588cm" presentation:class="outline" presentation:user-transformed="true">
          <draw:text-box>
            <text:list text:style-name="L2">
              <text:list-item>
                <text:p text:style-name="P4"><text:span text:style-name="T11">Let's implement two simple flagging algorithms: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><text:line-break/></text:span><text:span text:style-name="T11"/></text:p>
              </text:list-item>
            </text:list>
            <text:list text:style-name="L2">
              <text:list-item>
                <text:p text:style-name="P4"><text:span text:style-name="T11">Obviously, they ought to be applied to residuals...</text:span></text:p>
              </text:list-item>
            </text:list>
          </draw:text-box>
        </draw:frame>
        <draw:frame draw:style-name="gr4" draw:layer="layout" svg:width="18.823cm" svg:height="9.246cm" svg:x="5cm" svg:y="8cm"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3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6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Making New Flags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All you need is two special nodes: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Meq.ZeroFlagger</text:span> flags its child's value based on a comparison to 0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Meq.MergeFlags</text:span> merges flags across children.</text:p>
                  </text:list-item>
                </text:list>
              </text:list-item>
            </text:list>
            <text:list text:style-name="L2">
              <text:list-item>
                <text:p text:style-name="P2">The child of the ZeroFlagger is called the flag condition. You can make any tree you like for the flag condition!</text:p>
              </text:list-item>
            </text:list>
            <text:list text:style-name="L2">
              <text:list-item>
                <text:p text:style-name="P2">Flagging becomes a <text:span text:style-name="T54">side branch</text:span> of sorts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7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Flagging In Action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Load up <text:span text:style-name="T20">ME3/demo4-flag343.py</text:span></text:p>
              </text:list-item>
            </text:list>
            <text:list text:style-name="L2">
              <text:list-item>
                <text:p text:style-name="P4"><text:span text:style-name="T21">This makes flagging trees for our two algorithms</text:span></text:p>
              </text:list-item>
            </text:list>
            <text:list text:style-name="L2">
              <text:list-item>
                <text:list>
                  <text:list-item>
                    <text:p text:style-name="P13"><text:span text:style-name="T21">conditional on compile-time options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21">First make sure “Write flags to output” is </text:span><text:span text:style-name="T59">not checked.</text:span></text:p>
              </text:list-item>
            </text:list>
            <text:list text:style-name="L2">
              <text:list-item>
                <text:p text:style-name="P4"><text:span text:style-name="T60">If “Ignore MS flags” is set, the spigot is created with a flag_mask of 0, thus ignoring initial flags from the MS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8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Flagging In Action, Continued</text:p>
          </draw:text-box>
        </draw:frame>
        <draw:frame presentation:style-name="pr2" draw:text-style-name="P4" draw:layer="layout" svg:width="23.912cm" svg:height="13.638cm" svg:x="2.058cm" svg:y="5.838cm" presentation:class="outline" presentation:user-transformed="true">
          <draw:text-box>
            <text:list text:style-name="L2">
              <text:list-item>
                <text:p text:style-name="P4">The two flaggers work in sequence</text:p>
              </text:list-item>
            </text:list>
            <text:list text:style-name="L2">
              <text:list-item>
                <text:list>
                  <text:list-item>
                    <text:p text:style-name="P13">this is usually a good idea, as absolute clipping makes the rms estimate more accurat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<text:span text:style-name="T8">Meq.StdDev</text:span> computes the rms w.r.t. the mean value</text:p>
                  </text:list-item>
                </text:list>
              </text:list-item>
            </text:list>
            <text:list text:style-name="L2">
              <text:list-item>
                <text:p text:style-name="P4">Use the CORRECTED_DATA column</text:p>
              </text:list-item>
            </text:list>
            <text:list text:style-name="L2">
              <text:list-item>
                <text:p text:style-name="P4">Experiment with various flag settings and see the effect via the inspectors.</text:p>
              </text:list-item>
            </text:list>
            <text:list text:style-name="L2">
              <text:list-item>
                <text:p text:style-name="P4">Flags won't be written until “Write flags to output” is checked.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9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5: <text:line-break/>Flagging The Solution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After a solve, we have residuals in the tree, so we can flag based on residuals <text:s/>on the fly.</text:p>
              </text:list-item>
            </text:list>
            <text:list text:style-name="L2">
              <text:list-item>
                <text:p text:style-name="P4">Start with the previous calibration script, and insert our two flaggers from demo4 between the residuals and the sinks.</text:p>
              </text:list-item>
            </text:list>
            <text:list text:style-name="L2">
              <text:list-item>
                <text:list>
                  <text:list-item>
                    <text:p text:style-name="P13">also insert inspector, so we can see residuals before and after flagg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0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More Meowing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Most solve trees look similar, and involve a lot of housekeeping.</text:p>
              </text:list-item>
            </text:list>
            <text:list text:style-name="L2">
              <text:list-item>
                <text:p text:style-name="P4">...which is usually all the same.</text:p>
              </text:list-item>
            </text:list>
            <text:list text:style-name="L2">
              <text:list-item>
                <text:p text:style-name="P4">Sounds like a job for a framework.</text:p>
              </text:list-item>
            </text:list>
            <text:list text:style-name="L2">
              <text:list-item>
                <text:p text:style-name="P4"><text:span text:style-name="T8">Meow.StdTrees</text:span> implements a standard solver tree (among other things)</text:p>
              </text:list-item>
            </text:list>
            <text:list text:style-name="L2">
              <text:list-item>
                <text:p text:style-name="P4">See <text:span text:style-name="T20">ME3/example5-meow343.py</text:span> for a complete example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0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1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<text:span text:style-name="T61">DO</text:span> Try This At Home</text:p>
          </draw:text-box>
        </draw:frame>
        <draw:frame presentation:style-name="pr2" draw:text-style-name="P4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4">We'll try to do a “complete” calibration</text:p>
              </text:list-item>
            </text:list>
            <text:list text:style-name="L2">
              <text:list-item>
                <text:p text:style-name="P4">This is a hefty demo, we don't have enough CPU or RAM for all of you to run it simultaneously </text:p>
              </text:list-item>
            </text:list>
            <text:list text:style-name="L2">
              <text:list-item>
                <text:p text:style-name="P4">I'll run it myself</text:p>
              </text:list-item>
            </text:list>
            <text:list text:style-name="L2">
              <text:list-item>
                <text:p text:style-name="P4">Please load up and study the tree and script, but don't execute anything.</text:p>
              </text:list-item>
            </text:list>
            <text:list text:style-name="L2">
              <text:list-item>
                <text:p text:style-name="P2">You can try running it yourself off-line (as long as you don't do it all together...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1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2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Using Meow.StdTrees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We form up a predict tree as before</text:p>
              </text:list-item>
            </text:list>
            <text:list text:style-name="L2">
              <text:list-item>
                <text:p text:style-name="P4">We then create a standard <text:span text:style-name="T8">SolveTree</text:span> based on our predict tree</text:p>
              </text:list-item>
            </text:list>
            <text:list text:style-name="L2">
              <text:list-item>
                <text:p text:style-name="P4">We give it inputs (the spigots), and we get back outputs (the residuals)</text:p>
              </text:list-item>
            </text:list>
            <text:list text:style-name="L2">
              <text:list-item>
                <text:p text:style-name="P4">We correct the residuals</text:p>
              </text:list-item>
            </text:list>
            <text:list text:style-name="L2">
              <text:list-item>
                <text:p text:style-name="P4">...add a few visualizers</text:p>
              </text:list-item>
            </text:list>
            <text:list text:style-name="L2">
              <text:list-item>
                <text:p text:style-name="P4">And feed the residuals to sinks</text:p>
              </text:list-item>
            </text:list>
            <text:list text:style-name="L2">
              <text:list-item>
                <text:p text:style-name="P4">Finally, we define some “solve jobs”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3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Managing Parameters,<text:line-break/>The Problem</text:p>
          </draw:text-box>
        </draw:frame>
        <draw:frame presentation:style-name="pr2" draw:text-style-name="P4" draw:layer="layout" svg:width="23.912cm" svg:height="13.978cm" svg:x="2.058cm" svg:y="5.838cm" presentation:class="outline" presentation:user-transformed="true">
          <draw:text-box>
            <text:list text:style-name="L2">
              <text:list-item>
                <text:p text:style-name="P4">The problem: we use something like Meow to form up trees</text:p>
              </text:list-item>
            </text:list>
            <text:list text:style-name="L2">
              <text:list-item>
                <text:p text:style-name="P4">These trees will have Meq.Parm nodes in them somewhere, but we don't know what they're called</text:p>
              </text:list-item>
            </text:list>
            <text:list text:style-name="L2">
              <text:list-item>
                <text:list>
                  <text:list-item>
                    <text:p text:style-name="P13">and we shouldn't know – these are implementation details, and they can change</text:p>
                  </text:list-item>
                </text:list>
              </text:list-item>
            </text:list>
            <text:list text:style-name="L2">
              <text:list-item>
                <text:p text:style-name="P4">...yet we must pass a list of parameters to the solver so that we can solve for them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3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4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Managing Parameters,<text:line-break/>The Solution</text:p>
          </draw:text-box>
        </draw:frame>
        <draw:frame presentation:style-name="pr2" draw:text-style-name="P4" draw:layer="layout" svg:width="23.912cm" svg:height="13.171cm" svg:x="2.058cm" svg:y="5.838cm" presentation:class="outline" presentation:user-transformed="true">
          <draw:text-box>
            <text:list text:style-name="L2">
              <text:list-item>
                <text:p text:style-name="P4"><text:span text:style-name="T54">node</text:span>.search() searches all subtrees above the designated node, and returns a list of nodes matching some criteria.</text:p>
              </text:list-item>
            </text:list>
            <text:list text:style-name="L2">
              <text:list-item>
                <text:p text:style-name="P4">In this case matching the given <text:span text:style-name="T8">tags</text:span><text:span text:style-name="T58">.</text:span></text:p>
              </text:list-item>
            </text:list>
            <text:list text:style-name="L2">
              <text:list-item>
                <text:p text:style-name="P4"><text:span text:style-name="T58">When Meow creates Meq.Parms, it tags them, following a certain convention</text:span></text:p>
              </text:list-item>
            </text:list>
            <text:list text:style-name="L2">
              <text:list-item>
                <text:p text:style-name="P4"><text:span text:style-name="T58"><text:s/></text:span><text:span text:style-name="T62">predict.search(tags=”flux solvable”)</text:span><text:span text:style-name="T63"> </text:span><text:span text:style-name="T58"><text:line-break/></text:span><text:span text:style-name="T58">then returns all solvables related to flux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4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Why Tags Are Good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At the top level, we don't need to know any details about which Meq.Parms our tree has</text:p>
              </text:list-item>
            </text:list>
            <text:list text:style-name="L2">
              <text:list-item>
                <text:p text:style-name="P4">...we just need to know the tagging convention</text:p>
              </text:list-item>
            </text:list>
            <text:list text:style-name="L2">
              <text:list-item>
                <text:p text:style-name="P4">We then have a generic mechanism for finding “interesting” sets of nodes</text:p>
              </text:list-item>
            </text:list>
            <text:list text:style-name="L2">
              <text:list-item>
                <text:p text:style-name="P4">Useful for other things, too:</text:p>
              </text:list-item>
            </text:list>
            <text:list text:style-name="L2">
              <text:list-item>
                <text:list>
                  <text:list-item>
                    <text:p text:style-name="P13">e.g. generating bookmar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6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tep 1: Solving For Fluxes (Again) </text:p>
          </draw:text-box>
        </draw:frame>
        <draw:frame presentation:style-name="pr2" draw:text-style-name="P4" draw:layer="layout" svg:width="23.912cm" svg:height="14.488cm" svg:x="2.058cm" svg:y="5.838cm" presentation:class="outline" presentation:user-transformed="true">
          <draw:text-box>
            <text:list text:style-name="L2">
              <text:list-item>
                <text:p text:style-name="P4">Note how the “TDL Exec” menu now has separate sub-menus for different kinds of solutions</text:p>
              </text:list-item>
            </text:list>
            <text:list text:style-name="L2">
              <text:list-item>
                <text:p text:style-name="P4">These are set up by SolveTree.define_solve_job()</text:p>
              </text:list-item>
            </text:list>
            <text:list text:style-name="L2">
              <text:list-item>
                <text:p text:style-name="P4">Each kind of solution can have its own set of solver options, tiling, etc.</text:p>
              </text:list-item>
            </text:list>
            <text:list text:style-name="L2">
              <text:list-item>
                <text:p text:style-name="P4">We now clear out the old solutions, and solve for fluxes anew</text:p>
              </text:list-item>
            </text:list>
            <text:list text:style-name="L2">
              <text:list-item>
                <text:p text:style-name="P4">...over the entire 12 hours (just because we can!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7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Step 2: Phases</text:p>
          </draw:text-box>
        </draw:frame>
        <draw:frame presentation:style-name="pr2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Fluxes are underestimated (5.3, 1.6 Jy) because phases are unaligned</text:span></text:p>
              </text:list-item>
            </text:list>
            <text:list text:style-name="L2">
              <text:list-item>
                <text:p text:style-name="P4"><text:span text:style-name="T11">We now solve for phases, using the current flux solution</text:span></text:p>
              </text:list-item>
            </text:list>
            <text:list text:style-name="L2">
              <text:list-item>
                <text:p text:style-name="P4"><text:span text:style-name="T11">We solve with a tile size of 15, while the phase parameters are subtiled with a size of 1. This makes the solution go faster (and more parallel)</text:span></text:p>
              </text:list-item>
            </text:list>
            <text:list text:style-name="L2">
              <text:list-item>
                <text:p text:style-name="P4"><text:span text:style-name="T11">Observe residuals and G inspectors as we go along</text:span></text:p>
              </text:list-item>
            </text:list>
            <text:list text:style-name="L2">
              <text:list-item>
                <text:p text:style-name="P4"><text:span text:style-name="T11">Observe map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Step 3: Fluxes, redux</text:p>
          </draw:text-box>
        </draw:frame>
        <draw:frame presentation:style-name="pr2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We now repeat the flux solution. This time, the tree will pick up the phase solutions obtained in the previous step.</text:span></text:p>
              </text:list-item>
            </text:list>
            <text:list text:style-name="L2">
              <text:list-item>
                <text:p text:style-name="P4"><text:span text:style-name="T11">Note that at no stage is the </text:span><text:span text:style-name="T64">input</text:span><text:span text:style-name="T11"> data corrected. We don't take the phases “out” of the data, we just put them into the predict model.</text:span></text:p>
              </text:list-item>
            </text:list>
            <text:list text:style-name="L2">
              <text:list-item>
                <text:p text:style-name="P4"><text:span text:style-name="T11">This time we get higher flux solutions.</text:span></text:p>
              </text:list-item>
            </text:list>
            <text:list text:style-name="L2">
              <text:list-item>
                <text:p text:style-name="P4"><text:span text:style-name="T11">Observe map, background is showing up, but there's clear artifacts around our two sources.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8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9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Step 4: Gains</text:p>
          </draw:text-box>
        </draw:frame>
        <draw:frame presentation:style-name="pr2" draw:text-style-name="P15" draw:layer="layout" svg:width="24.942cm" svg:height="12.98cm" svg:x="2.058cm" svg:y="5.838cm" presentation:class="outline" presentation:user-transformed="true">
          <draw:text-box>
            <text:list text:style-name="L2">
              <text:list-item>
                <text:p text:style-name="P4"><text:span text:style-name="T11">We can now do a solution for gain-amplitudes, using the current estimates for fluxes and phases.</text:span></text:p>
              </text:list-item>
            </text:list>
            <text:list text:style-name="L2">
              <text:list-item>
                <text:p text:style-name="P4"><text:span text:style-name="T11">Observe G inspector.</text:span></text:p>
              </text:list-item>
            </text:list>
            <text:list text:style-name="L2">
              <text:list-item>
                <text:p text:style-name="P4"><text:span text:style-name="T11">Observe map – the central source is gone, but there's something left at the position of the off-center source.</text:span></text:p>
              </text:list-item>
            </text:list>
            <text:list text:style-name="L2">
              <text:list-item>
                <text:p text:style-name="P4"><text:span text:style-name="T11">Conjecture: the off-center gain varies differently from the on-center gain. Pointing errors?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9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0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Exercise 6:<text:line-break/>Differential Gains</text:p>
          </draw:text-box>
        </draw:frame>
        <draw:frame presentation:style-name="pr14" draw:text-style-name="P15" draw:layer="layout" svg:width="24.942cm" svg:height="9.22cm" svg:x="2cm" svg:y="9.5cm" presentation:class="outline" presentation:user-transformed="true">
          <draw:text-box>
            <text:list text:style-name="L2">
              <text:list-item>
                <text:p text:style-name="P4">Start with <text:span text:style-name="T20">ME3/example5-meow343.py</text:span></text:p>
              </text:list-item>
            </text:list>
            <text:list text:style-name="L2">
              <text:list-item>
                <text:p text:style-name="P4"><text:span text:style-name="T21">Add an E-Jones term for off-center (differential) gain</text:span></text:p>
              </text:list-item>
            </text:list>
            <text:list text:style-name="L2">
              <text:list-item>
                <text:p text:style-name="P4"><text:span text:style-name="T21">Solve for G and E amplitudes simultaneously, or for E separately</text:span></text:p>
              </text:list-item>
            </text:list>
            <text:list text:style-name="L2">
              <text:list-item>
                <text:p text:style-name="P4"><text:span text:style-name="T21">Observe the E inspector</text:span></text:p>
              </text:list-item>
            </text:list>
            <text:list text:style-name="L2">
              <text:list-item>
                <text:p text:style-name="P4"><text:span text:style-name="T21">Try to get rid of 3C343 in the residuals</text:span></text:p>
              </text:list-item>
            </text:list>
          </draw:text-box>
        </draw:frame>
        <draw:frame draw:style-name="gr4" draw:layer="layout" svg:width="17.756cm" svg:height="4.607cm" svg:x="5cm" svg:y="5.5cm">
          <draw:object xlink:href="./Object 12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0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1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Goodbye 3C343...</text:p>
          </draw:text-box>
        </draw:frame>
        <draw:frame presentation:style-name="pr14" draw:text-style-name="P15" draw:layer="layout" svg:width="24.942cm" svg:height="13.171cm" svg:x="2.058cm" svg:y="6cm" presentation:class="outline" presentation:user-transformed="true">
          <draw:text-box>
            <text:list text:style-name="L2">
              <text:list-item>
                <text:p text:style-name="P4">By rerunning our flux and G phase solutions, we can completely eliminate both sources</text:p>
              </text:list-item>
            </text:list>
            <text:list text:style-name="L2">
              <text:list-item>
                <text:p text:style-name="P4"><text:span text:style-name="T21">If we want to really get to the noise, we should add the faint background sources to our model</text:span></text:p>
              </text:list-item>
            </text:list>
            <text:list text:style-name="L2">
              <text:list-item>
                <text:p text:style-name="P4"><text:span text:style-name="T21">This is essentially the “major cycle”</text:span></text:p>
              </text:list-item>
            </text:list>
            <text:list text:style-name="L2">
              <text:list-item>
                <text:p text:style-name="P4"><text:span text:style-name="T21">Sarod has a script for CLEANing an image, and converting the clean components into a model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1" presentation:class="page"/>
          <draw:frame presentation:style-name="pr3" draw:text-style-name="P12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2" draw:style-name="dp3" draw:master-page-name="oms" presentation:presentation-page-layout-name="AL1T1" presentation:use-footer-name="ftr1">
        <draw:frame presentation:style-name="pr1" draw:text-style-name="P1" draw:layer="layout" svg:width="23.912cm" svg:height="3.625cm" svg:x="2.058cm" svg:y="1.484cm" presentation:class="title" presentation:user-transformed="true">
          <draw:text-box>
            <text:p text:style-name="P1">Slightly More <text:line-break/>Exotic Calibration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In principle anything in the tree can be a solvable parameter</text:p>
              </text:list-item>
            </text:list>
            <text:list text:style-name="L2">
              <text:list-item>
                <text:p text:style-name="P4">...and can be attempted to be solved for (given enough data)</text:p>
              </text:list-item>
            </text:list>
            <text:list text:style-name="L2">
              <text:list-item>
                <text:p text:style-name="P4">Instead of calibrating individual Jones matrix elements, we can make them functions of something else, and calibrate that “something else”</text:p>
              </text:list-item>
            </text:list>
            <text:list text:style-name="L2">
              <text:list-item>
                <text:p text:style-name="P4">E.g., a Minimum Ionospheric Model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2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3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 presentation:user-transformed="true">
          <draw:text-box>
            <text:p text:style-name="P1">Calibrating The Ionosphere</text:p>
          </draw:text-box>
        </draw:frame>
        <draw:frame presentation:style-name="pr15" draw:text-style-name="P4" draw:layer="layout" svg:width="24.942cm" svg:height="13.001cm" svg:x="2cm" svg:y="5.682cm" presentation:class="outline" presentation:user-transformed="true">
          <draw:text-box>
            <text:list text:style-name="L2">
              <text:list-item>
                <text:p text:style-name="P4">Let's try to calibrate for the simulated ionosphere we produced before</text:p>
              </text:list-item>
            </text:list>
            <text:list text:style-name="L2">
              <text:list-item>
                <text:p text:style-name="P4">We'll pretend we know the source fluxes and positions </text:p>
              </text:list-item>
            </text:list>
            <text:list text:style-name="L2">
              <text:list-item>
                <text:list>
                  <text:list-item>
                    <text:p text:style-name="P13">this what the LOFAR GSM is for...</text:p>
                  </text:list-item>
                </text:list>
              </text:list-item>
            </text:list>
            <text:list text:style-name="L2">
              <text:list-item>
                <text:p text:style-name="P4">We'll pretend we know nothing about the ionosphere, and model it by a flat blanket, with a polynomial TEC distribution</text:p>
              </text:list-item>
            </text:list>
            <text:list text:style-name="L2">
              <text:list-item>
                <text:p text:style-name="P4">We'll then solve for the coefficient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3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4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The Gory Details...</text:p>
          </draw:text-box>
        </draw:frame>
        <draw:frame draw:style-name="gr4" draw:layer="layout" svg:width="26.085cm" svg:height="12.236cm" svg:x="1.415cm" svg:y="6.264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3.706cm" svg:height="10.28cm" svg:x="3.647cm" svg:y="2.853cm" draw:page-number="54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5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First, Simulate...</text:p>
          </draw:text-box>
        </draw:frame>
        <draw:frame presentation:style-name="pr16" draw:text-style-name="P4" draw:layer="layout" svg:width="25.442cm" svg:height="12.98cm" svg:x="2.058cm" svg:y="5.838cm" presentation:class="outline" presentation:user-transformed="true">
          <draw:text-box>
            <text:list text:style-name="L2">
              <text:list-item>
                <text:p text:style-name="P4">We'll use a different MS:</text:p>
              </text:list-item>
            </text:list>
            <text:list text:style-name="L2">
              <text:list-item>
                <text:list>
                  <text:list-item>
                    <text:p text:style-name="P13">100-103.1 MHz, 10 kHz channe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ore LOFAResque, and easier to fit phase when it doesn't wrap channel to channel!</text:p>
                  </text:list-item>
                </text:list>
              </text:list-item>
            </text:list>
            <text:list text:style-name="L2">
              <text:list-item>
                <text:p text:style-name="P2">We'll simulate TIDs in <text:span text:style-name="T54">x</text:span> and <text:span text:style-name="T54">y</text:span></text:p>
              </text:list-item>
            </text:list>
            <text:list text:style-name="L2">
              <text:list-item>
                <text:p text:style-name="P4">Starting with zero amplitude at t=0, and gradually increasing</text:p>
              </text:list-item>
            </text:list>
            <text:list text:style-name="L2">
              <text:list-item>
                <text:list>
                  <text:list-item>
                    <text:p text:style-name="P13">This is because we need “phase lock”, which least-squares (usually) struggles wit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5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6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unning The Simulation</text:p>
          </draw:text-box>
        </draw:frame>
        <draw:frame presentation:style-name="pr2" draw:text-style-name="P4" draw:layer="layout" svg:width="23.912cm" svg:height="12.98cm" svg:x="2.058cm" svg:y="5.838cm" presentation:class="outline">
          <draw:text-box>
            <text:list text:style-name="L2">
              <text:list-item>
                <text:p text:style-name="P4">You can just copy a pre-fabbed MS from here: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65">cp -a (/net/birch)/data/oms/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65">Workshop2007/demo-lofar.MS 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3"><text:span text:style-name="T66">(</text:span><text:span text:style-name="T65">/apps/Timba/data</text:span><text:span text:style-name="T66"> on jop0x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I'll demo the simulation step to show what ionosphere we're putting in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6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7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Running The Solution</text:p>
          </draw:text-box>
        </draw:frame>
        <draw:frame presentation:style-name="pr2" draw:text-style-name="P4" draw:layer="layout" svg:width="23.912cm" svg:height="13.468cm" svg:x="2.058cm" svg:y="5.838cm" presentation:class="outline" presentation:user-transformed="true">
          <draw:text-box>
            <text:list text:style-name="L2">
              <text:list-item>
                <text:p text:style-name="P4">Load up <text:span text:style-name="T67">ME3/example6-iono-cal.py</text:span><text:span text:style-name="T67"><text:line-break/></text:span><text:span text:style-name="T60">(use “Load TDL script” or Ctrl+L)</text:span></text:p>
              </text:list-item>
            </text:list>
            <text:list text:style-name="L2">
              <text:list-item>
                <text:p text:style-name="P4">Set the following options:</text:p>
              </text:list-item>
            </text:list>
            <text:list text:style-name="L2">
              <text:list-item>
                <text:list>
                  <text:list-item>
                    <text:p text:style-name="P13">Grid size: 1, step: 5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Ionospheric model: mim_pol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ubtract sources in outpu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Polc degree in X/Y: 2 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Polc degree in time: 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MIM options | Base TEC value: 10</text:p>
                  </text:list-item>
                </text:list>
              </text:list-item>
            </text:list>
            <text:list text:style-name="L2">
              <text:list-item>
                <text:p text:style-name="P2">Compile and run with a tile size of 2, watch the bookmarks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7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8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Comments On The Tree</text:p>
          </draw:text-box>
        </draw:frame>
        <draw:frame presentation:style-name="pr2" draw:text-style-name="P4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4">Note how the script is extremely similar to the 3C343 script</text:p>
              </text:list-item>
            </text:list>
            <text:list text:style-name="L2">
              <text:list-item>
                <text:list>
                  <text:list-item>
                    <text:p text:style-name="P13">just a different Jones term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at's the power of frameworks</text:p>
                  </text:list-item>
                </text:list>
              </text:list-item>
            </text:list>
            <text:list text:style-name="L2">
              <text:list-item>
                <text:p text:style-name="P4">Details of the MIM are hidden inside mims.py, we could in principle add other models there</text:p>
              </text:list-item>
            </text:list>
            <text:list text:style-name="L2">
              <text:list-item>
                <text:p text:style-name="P4">MIM parameters are found through node.search()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8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9" draw:style-name="dp3" draw:master-page-name="oms" presentation:presentation-page-layout-name="AL1T1" presentation:use-footer-name="ftr1">
        <draw:frame presentation:style-name="pr1" draw:text-style-name="P1" draw:layer="layout" svg:width="23.912cm" svg:height="3.257cm" svg:x="2.058cm" svg:y="1.668cm" presentation:class="title">
          <draw:text-box>
            <text:p text:style-name="P1">Ionospheres Are Hard...</text:p>
          </draw:text-box>
        </draw:frame>
        <draw:frame presentation:style-name="pr2" draw:text-style-name="P4" draw:layer="layout" svg:width="23.912cm" svg:height="13.128cm" svg:x="2.058cm" svg:y="5.838cm" presentation:class="outline" presentation:user-transformed="true">
          <draw:text-box>
            <text:list text:style-name="L2">
              <text:list-item>
                <text:p text:style-name="P4">This is obviously a hard problem for a least-squares solver</text:p>
              </text:list-item>
            </text:list>
            <text:list text:style-name="L2">
              <text:list-item>
                <text:list>
                  <text:list-item>
                    <text:p text:style-name="P13">and our model is not the bes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although it fits better if we bump up the polynomial order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though not always...</text:p>
                  </text:list-item>
                </text:list>
              </text:list-item>
            </text:list>
            <text:list text:style-name="L2">
              <text:list-item>
                <text:p text:style-name="P4">Other approaches needed...</text:p>
              </text:list-item>
            </text:list>
            <text:list text:style-name="L2">
              <text:list-item>
                <text:list>
                  <text:list-item>
                    <text:p text:style-name="P13">orthogonal polynomial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non-parametric models, subspace decomposition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3">Solvers based on Kalman-type filt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9" presentation:class="page"/>
          <draw:frame presentation:style-name="pr3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ans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en" style:country-asian="US" style:font-family-complex="'Bitstream Vera Sans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 draw:parallel="tru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ms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oms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oms-background" style:family="presentation">
      <style:graphic-properties draw:stroke="none" draw:fill="solid" draw:fill-color="#babed6" draw:fill-image-width="1cm" draw:fill-image-height="1cm"/>
    </style:style>
    <style:style style:name="oms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oms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oms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oms-outline2" style:family="presentation" style:parent-style-name="oms-outline1">
      <style:paragraph-properties fo:margin-left="0cm" fo:margin-right="0cm" fo:text-indent="-0.8cm"/>
      <style:text-properties fo:font-size="28pt"/>
    </style:style>
    <style:style style:name="oms-outline3" style:family="presentation" style:parent-style-name="oms-outline2">
      <style:paragraph-properties fo:margin-left="0cm" fo:margin-right="0cm" fo:text-indent="-0.6cm"/>
      <style:text-properties fo:font-size="24pt"/>
    </style:style>
    <style:style style:name="oms-outline4" style:family="presentation" style:parent-style-name="oms-outline3">
      <style:paragraph-properties fo:margin-left="0cm" fo:margin-right="0cm" fo:text-indent="-0.6cm"/>
      <style:text-properties fo:font-size="20pt"/>
    </style:style>
    <style:style style:name="oms-outline5" style:family="presentation" style:parent-style-name="oms-outline4">
      <style:paragraph-properties fo:margin-left="0cm" fo:margin-right="0cm" fo:text-indent="-0.6cm"/>
      <style:text-properties fo:font-size="20pt"/>
    </style:style>
    <style:style style:name="oms-outline6" style:family="presentation" style:parent-style-name="oms-outline5">
      <style:paragraph-properties fo:margin-left="0cm" fo:margin-right="0cm" fo:text-indent="-0.6cm"/>
      <style:text-properties fo:font-size="20pt"/>
    </style:style>
    <style:style style:name="oms-outline7" style:family="presentation" style:parent-style-name="oms-outline6">
      <style:paragraph-properties fo:margin-left="0cm" fo:margin-right="0cm" fo:text-indent="-0.6cm"/>
      <style:text-properties fo:font-size="20pt"/>
    </style:style>
    <style:style style:name="oms-outline8" style:family="presentation" style:parent-style-name="oms-outline7">
      <style:paragraph-properties fo:margin-left="0cm" fo:margin-right="0cm" fo:text-indent="-0.6cm"/>
      <style:text-properties fo:font-size="20pt"/>
    </style:style>
    <style:style style:name="oms-outline9" style:family="presentation" style:parent-style-name="oms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oms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oms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oms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8.819cm" svg:height="6.614cm" svg:x="3.757cm" svg:y="2.94cm"/>
      <draw:page-thumbnail draw:layer="backgroundobjects" svg:width="8.819cm" svg:height="6.614cm" svg:x="17.122cm" svg:y="2.94cm"/>
      <draw:page-thumbnail draw:layer="backgroundobjects" svg:width="8.819cm" svg:height="6.614cm" svg:x="3.757cm" svg:y="11.445cm"/>
      <draw:page-thumbnail draw:layer="backgroundobjects" svg:width="8.819cm" svg:height="6.614cm" svg:x="17.122cm" svg:y="11.445cm"/>
    </style:handout-master>
    <style:master-page style:name="oms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oms-title" draw:layer="backgroundobjects" svg:width="23.912cm" svg:height="3.507cm" svg:x="2.058cm" svg:y="1.543cm" presentation:class="title" presentation:placeholder="true">
        <draw:text-box/>
      </draw:frame>
      <draw:frame presentation:style-name="oms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cm" svg:height="0.948cm" svg:x="1cm" svg:y="0.052cm" presentation:class="footer">
        <draw:text-box>
          <text:p text:style-name="P4"><text:span text:style-name="T1"><presentation:footer/></text:span></text:p>
        </draw:text-box>
      </draw:frame>
      <draw:frame presentation:style-name="pr3" draw:text-style-name="P2" draw:layer="backgroundobjects" svg:width="2.5cm" svg:height="0.948cm" svg:x="25cm" svg:y="0.052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ms-title" draw:layer="backgroundobjects" svg:width="13.706cm" svg:height="10.28cm" svg:x="3.647cm" svg:y="2.853cm" presentation:class="page"/>
        <draw:frame presentation:style-name="oms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09-15T16:37:37</meta:creation-date>
    <dc:date>2007-02-07T21:44:43</dc:date>
    <meta:print-date>2006-10-16T20:42:10</meta:print-date>
    <dc:language>en-US</dc:language>
    <meta:editing-cycles>110</meta:editing-cycles>
    <meta:editing-duration>P16DT22H48M13S</meta:editing-duration>
    <meta:user-defined meta:name="Info 1"/>
    <meta:user-defined meta:name="Info 2"/>
    <meta:user-defined meta:name="Info 3"/>
    <meta:user-defined meta:name="Info 4"/>
    <meta:document-statistic meta:object-count="265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i>v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i>b</math:mi>
                  <math:mo math:stretchy="false">)</math:mo>
                </math:mrow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i>M</math:mi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coherencies: </math:mtext>
                <math:mi>x</math:mi>
                <math:mrow>
                  <math:mrow>
                    <math:mo math:stretchy="false">(</math:mo>
                    <math:mrow>
                      <math:mi>u</math:mi>
                      <math:mi>,</math:mi>
                      <math:mi>v</math:mi>
                    </math:mrow>
                    <math:mo math:stretchy="false">)</math:mo>
                  </math:mrow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M</math:mi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i>x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i>g</math:mi>
                    <math:mi>p</math:mi>
                  </math:msub>
                </math:mrow>
                <math:msub>
                  <math:mi>x</math:mi>
                  <math:mi math:fontstyle="italic">pq</math:mi>
                </math:msub>
                <math:msubsup>
                  <math:mi>g</math:mi>
                  <math:mi>q</math:mi>
                  <math:mo math:stretchy="false">*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i>g</math:mi>
                  <math:mi>p</math:mi>
                </math:msub>
                <math:mtext>s by fitting </math:mtext>
                <math:mi>x</math:mi>
                <math:msub>
                  <math:mi>'</math:mi>
                  <math:mi math:fontstyle="italic">pq</math:mi>
                </math:msub>
                <math:mtext> to observed </math:mtext>
                <math:msub>
                  <math:mi>v</math:mi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i>g</math:mi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i>v</math:mi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i>g</math:mi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*</math:mo>
                </math:msup>
              </math:mrow>
            </math:mrow>
          </math:mstyle>
        </math:mrow>
      </math:mtr>
      <math:mtr/>
      <math:mtr>
        <math:mrow>
          <math:mstyle math:fontsize="24pt">
            <math:mrow>
              <math:mtext>The "corrected" visibilities are then in an F.T. relationship </math:mtext>
            </math:mrow>
          </math:mstyle>
        </math:mrow>
      </math:mtr>
      <math:mtr>
        <math:mrow>
          <math:mstyle math:fontsize="24pt">
            <math:mrow>
              <math:mrow>
                <math:mtext>with the true sky </math:mtext>
                <math:mi>b</math:mi>
                <math:mi>:</math:mi>
                <math:mi/>
                <math:mi>v</math:mi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i>b</math:mi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v_{pq} = g_p size 36 %fcall(b) g^%star_q } newline  newline
alignl size 24 {"1. Start with a model for the sky brightness, " M(%l,%m)} newline
alignl size 24 {"2. F.T. that into model coherencies: " x(u,v) = size 36 %fcall(M) } newline
alignl size 24 {"3. Predict 'corrupted' model: " x'_pq = g_p x_{pq}g^%star_q } newline
alignl size 24 {"4. Find " g_p "s by fitting " x'_{pq} " to observed " v_{pq} } newline
alignl size 24 {"5. Compute corrected visibilities: " v'_{pq} = g^{-1}_p v_{pq}(g^{-1}_q)^%star } newline newline
alignl size 24 {"The \"corrected\" visibilities are then in an F.T. relationship " } newline
alignl size 24 {"with the true sky " b: ~~~ v'_pq = size 36 %fcall(b) } newline





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1. Absolute-value clipping:</math:mtext>
          </math:mrow>
        </math:mstyle>
      </math:mtr>
      <math:mtr>
        <math:mstyle math:fontsize="24pt">
          <math:mrow>
            <math:mrow>
              <math:mtext>flag if </math:mtext>
              <math:mrow>
                <math:mrow>
                  <math:mo math:stretchy="false">∣</math:mo>
                  <math:mrow>
                    <math:mi>v</math:mi>
                    <math:mrow>
                      <math:mo math:stretchy="false">(</math:mo>
                      <math:mrow>
                        <math:mi>t</math:mi>
                        <math:mi>,</math:mi>
                        <math:mo math:stretchy="false">ν</math:mo>
                      </math:mrow>
                      <math:mo math:stretchy="false">)</math:mo>
                    </math:mrow>
                  </math:mrow>
                  <math:mo math:stretchy="false">∣</math:mo>
                </math:mrow>
                <math:mo math:stretchy="false">≥</math:mo>
                <math:msub>
                  <math:mi>v</math:mi>
                  <math:mn>0</math:mn>
                </math:msub>
              </math:mrow>
              <math:mtext>       (for </math:mtext>
              <math:mi>v</math:mi>
              <math:mtext> in XX,XY,YX,YY)</math:mtext>
            </math:mrow>
          </math:mrow>
        </math:mstyle>
      </math:mtr>
      <math:mtr/>
      <math:mtr>
        <math:mstyle math:fontsize="24pt">
          <math:mrow>
            <math:mtext>2. RMS clipping:</math:mtext>
          </math:mrow>
        </math:mstyle>
      </math:mtr>
      <math:mtr>
        <math:mstyle math:fontsize="24pt">
          <math:mrow>
            <math:mrow>
              <math:msub>
                <math:mi>v</math:mi>
                <math:mtext>abs</math:mtext>
              </math:msub>
              <math:mrow>
                <math:mi>:</math:mi>
                <math:mo math:stretchy="false">=</math:mo>
                <math:mrow>
                  <math:mo math:stretchy="false">∣</math:mo>
                  <math:mi>v</math:mi>
                  <math:mo math:stretchy="false">∣</math:mo>
                </math:mrow>
              </math:mrow>
              <math:mi/>
              <math:msub>
                <math:mi>v</math:mi>
                <math:mtext>mean</math:mtext>
              </math:msub>
              <math:mrow>
                <math:mi>:</math:mi>
                <math:mo math:stretchy="false">=</math:mo>
                <math:msub>
                  <math:mrow>
                    <math:mo math:stretchy="false">〈</math:mo>
                    <math:msub>
                      <math:mi>v</math:mi>
                      <math:mtext>abs</math:mtext>
                    </math:msub>
                    <math:mo math:stretchy="false">〉</math:mo>
                  </math:mrow>
                  <math:mrow>
                    <math:mi>t</math:mi>
                    <math:mi>,</math:mi>
                    <math:mo math:stretchy="false">ν</math:mo>
                  </math:mrow>
                </math:msub>
              </math:mrow>
              <math:mi/>
              <math:mo math:stretchy="false">Δ</math:mo>
              <math:mi>v</math:mi>
              <math:mrow>
                <math:mi>:</math:mi>
                <math:mo math:stretchy="false">=</math:mo>
                <math:mrow>
                  <math:msub>
                    <math:mi>v</math:mi>
                    <math:mtext>abs</math:mtext>
                  </math:msub>
                  <math:mo math:stretchy="false">−</math:mo>
                  <math:msub>
                    <math:mi>v</math:mi>
                    <math:mtext>mean</math:mtext>
                  </math:msub>
                </math:mrow>
              </math:mrow>
            </math:mrow>
          </math:mrow>
        </math:mstyle>
      </math:mtr>
      <math:mtr>
        <math:mstyle math:fontsize="24pt">
          <math:mrow>
            <math:mrow>
              <math:mtext>flag if </math:mtext>
              <math:mrow>
                <math:mrow>
                  <math:mo math:stretchy="false">∣</math:mo>
                  <math:mrow>
                    <math:mo math:stretchy="false">Δ</math:mo>
                    <math:mi>v</math:mi>
                  </math:mrow>
                  <math:mo math:stretchy="false">∣</math:mo>
                </math:mrow>
                <math:mo math:stretchy="false">≥</math:mo>
                <math:mrow>
                  <math:mi>n</math:mi>
                  <math:mo math:stretchy="false">⋅</math:mo>
                  <math:mtext>rms</math:mtext>
                </math:mrow>
              </math:mrow>
              <math:mrow>
                <math:mo math:stretchy="false">(</math:mo>
                <math:mrow>
                  <math:mo math:stretchy="false">Δ</math:mo>
                  <math:mi>v</math:mi>
                </math:mrow>
                <math:mo math:stretchy="false">)</math:mo>
              </math:mrow>
            </math:mrow>
          </math:mrow>
        </math:mstyle>
      </math:mtr>
    </math:mtable>
    <math:annotation math:encoding="StarMath 5.0">size 24 { "1. Absolute-value clipping:" } newline
size 24 { "flag if " lline v(t,%nu) rline &gt;= v_0 "       (for " v " in XX,XY,YX,YY)" } newline newline
size 24 { "2. RMS clipping:" } newline
size 24 { v_"abs" := lline v rline ~~~ v_"mean" := langle v_"abs" rangle_{t,%nu} ~~~ %DELTA v:=v_"abs" - v_"mean"} newline
size 24 { "flag if " lline %DELTA v rline &gt;= n cdot "rms"(%DELTA v) 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Start with the previous demo, and add some solvable phase terms.</math:mtext>
            </math:mrow>
          </math:mstyle>
        </math:mrow>
      </math:mtr>
      <math:mtr>
        <math:mrow>
          <math:mstyle math:fontsize="20pt">
            <math:mrow>
              <math:mtext>The following m.e.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K</math:mi>
                        </math:mrow>
                      </math:mstyle>
                      <math:mi math:fontstyle="italic">p2</math:mi>
                    </math:msub>
                  </math:mrow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  <math:mtr>
        <math:mstyle math:fontsize="24pt">
          <math:mrow>
            <math:mrow>
              <math:msub>
                <math:mstyle math:fontweight="bold">
                  <math:mrow>
                    <math:mi>G</math:mi>
                  </math:mrow>
                </math:mstyle>
                <math:mi>p</math:mi>
              </math:msub>
              <math:mo math:stretchy="false">=</math:mo>
              <math:mfenced math:open="" math:close="">
                <math:mtable>
                  <math:mtr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x</math:mi>
                          </math:msub>
                        </math:mrow>
                      </math:msup>
                    </math:mtd>
                    <math:mtd>
                      <math:mn>0</math:mn>
                    </math:mtd>
                  </math:mtr>
                  <math:mtr>
                    <math:mtd>
                      <math:mn>0</math:mn>
                    </math:mtd>
                    <math:mtd>
                      <math:msup>
                        <math:mi>e</math:mi>
                        <math:mrow>
                          <math:mi>i</math:mi>
                          <math:msub>
                            <math:mo math:stretchy="false">φ</math:mo>
                            <math:mi math:fontstyle="italic">py</math:mi>
                          </math:msub>
                        </math:mrow>
                      </math:msup>
                    </math:mtd>
                  </math:mtr>
                </math:mtable>
              </math:mfenced>
            </math:mrow>
          </math:mrow>
        </math:mstyle>
      </math:mtr>
      <math:mtr>
        <math:mrow>
          <math:mstyle math:fontsize="20pt">
            <math:mrow>
              <math:mrow>
                <math:msub>
                  <math:mo math:stretchy="false">φ</math:mo>
                  <math:mi math:fontstyle="italic">px</math:mi>
                </math:msub>
                <math:mi>,</math:mi>
                <math:msub>
                  <math:mo math:stretchy="false">φ</math:mo>
                  <math:mi math:fontstyle="italic">py</math:mi>
                </math:msub>
                <math:mtext> are solvable Meq.Parms of 0-order (i.e. non-polc),</math:mtext>
              </math:mrow>
            </math:mrow>
          </math:mstyle>
        </math:mrow>
      </math:mtr>
      <math:mtr>
        <math:mstyle math:fontsize="20pt">
          <math:mrow>
            <math:mtext>(use 0 for a starting value)</math:mtext>
          </math:mrow>
        </math:mstyle>
      </math:mtr>
      <math:mtr>
        <math:mrow>
          <math:mstyle math:fontsize="20pt">
            <math:mrow>
              <math:mtext>The following correction should be implemented: 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corr)</math:mtext>
                </math:msubsup>
                <math:mo math:stretchy="false">=</math:mo>
                <math:msubsup>
                  <math:mstyle math:fontweight="bold">
                    <math:mrow>
                      <math:mi>G</math:mi>
                    </math:mrow>
                  </math:mstyle>
                  <math:mi>p</math:mi>
                  <math:mrow>
                    <math:mo math:stretchy="false">−</math:mo>
                    <math:mn>1</math:mn>
                  </math:mrow>
                </math:msubsup>
              </math:mrow>
              <math:mrow>
                <math:mo math:stretchy="false">(</math:mo>
                <math:mrow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obs)</math:mtext>
                  </math:msubsup>
                  <math:mo math:stretchy="false">−</math:mo>
                  <math:msubsup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  <math:mtext>(predict)</math:mtext>
                  </math:msubsup>
                </math:mrow>
                <math:mo math:stretchy="false">)</math:mo>
              </math:mrow>
              <math:msup>
                <math:mrow>
                  <math:mo math:stretchy="false">(</math:mo>
                  <math:msubsup>
                    <math:mstyle math:fontweight="bold">
                      <math:mrow>
                        <math:mi>G</math:mi>
                      </math:mrow>
                    </math:mstyle>
                    <math:mi>q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</math:mrow>
          </math:mrow>
        </math:mstyle>
      </math:mtr>
    </math:mtable>
    <math:annotation math:encoding="StarMath 5.0">alignl size 20 {"Start with the previous demo, and add some solvable phase terms." } newline
alignl size 20 {"The following m.e. should be implemented: "} newline
size 24 { {bold V}^{"(predict)"}_pq = {bold G}_p ( {bold K}_p1{bold B}_1{bold K}^%dagger_q1 + {bold K}_p2{bold B}_2{bold K}^%dagger_q2 ) {bold G}^%dagger_q } newline
size 24 { {bold G}_p = left ( matrix{ e^{i%phi_px} # 0 ## 0 # e^{i%phi_py} } right ) } newline
alignl size 20 { %phi_px,%phi_py " are solvable Meq.Parms of 0-order (i.e. non-polc)," } newline
size 20 { "(use 0 for a starting value)" } newline
alignl size 20 {"The following correction should be implemented: "} newline
size 24 { {bold V}^{"(corr)"}_pq = {bold G}^{-1}_p ({bold V}^{"(obs)"}_pq - {bold V}^{"(predict)"}_pq) ({bold G}^{-1}_q)^%dagger } newline
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0pt">
            <math:mrow>
              <math:mtext>Let's implement this m.e.:</math:mtext>
            </math:mrow>
          </math:mstyle>
        </math:mrow>
      </math:mtr>
      <math:mtr>
        <math:mstyle math:fontsize="24pt">
          <math:mrow>
            <math:mrow>
              <math:mrow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text>(predict)</math:mtext>
                </math:msubsup>
                <math:mo math:stretchy="false">=</math:mo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</math:mrow>
              <math:mrow>
                <math:mo math:stretchy="false">(</math:mo>
                <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1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1</math:mn>
                  </math:msub>
                  <math:mrow>
                    <math:msubsup>
                      <math:mstyle math:fontweight="bold">
                        <math:mrow>
                          <math:mi>K</math:mi>
                        </math:mrow>
                      </math:mstyle>
                      <math:mi math:fontstyle="italic">q1</math:mi>
                      <math:mo math:stretchy="false">†</math:mo>
                    </math:msubsup>
                    <math:mo math:stretchy="false">+</math:mo>
                    <math:msub>
                      <math:mstyle math:fontweight="bold">
                        <math:mrow>
                          <math:mi>E</math:mi>
                        </math:mrow>
                      </math:mstyle>
                      <math:mi>p</math:mi>
                    </math:msub>
                  </math:mrow>
                  <math:msub>
                    <math:mstyle math:fontweight="bold">
                      <math:mrow>
                        <math:mi>K</math:mi>
                      </math:mrow>
                    </math:mstyle>
                    <math:mi math:fontstyle="italic">p2</math:mi>
                  </math:msub>
                  <math:msub>
                    <math:mstyle math:fontweight="bold">
                      <math:mrow>
                        <math:mi>B</math:mi>
                      </math:mrow>
                    </math:mstyle>
                    <math:mn>2</math:mn>
                  </math:msub>
                  <math:msubsup>
                    <math:mstyle math:fontweight="bold">
                      <math:mrow>
                        <math:mi>K</math:mi>
                      </math:mrow>
                    </math:mstyle>
                    <math:mi math:fontstyle="italic">q2</math:mi>
                    <math:mo math:stretchy="false">†</math:mo>
                  </math:msubsup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</math:mrow>
                <math:mo math:stretchy="false">)</math:mo>
              </math:mrow>
              <math:msubsup>
                <math:mstyle math:fontweight="bold">
                  <math:mrow>
                    <math:mi>G</math:mi>
                  </math:mrow>
                </math:mstyle>
                <math:mi>q</math:mi>
                <math:mo math:stretchy="false">†</math:mo>
              </math:msubsup>
            </math:mrow>
          </math:mrow>
        </math:mstyle>
      </math:mtr>
    </math:mtable>
    <math:annotation math:encoding="StarMath 5.0">alignl size 20 {"Let's implement this m.e.:" } newline
size 24 { {bold V}^{"(predict)"}_pq = {bold G}_p ( {bold K}_p1{bold B}_1{bold K}^%dagger_q1 + {bold E}_p{bold K}_p2{bold B}_2{bold K}^%dagger_q2{bold E}^%dagger_q ) {bold G}^%dagger_q } newline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This is the m.e. we end up with:</math:mtext>
          </math:mrow>
        </math:mstyle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1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1</math:mn>
              </math:msub>
              <math:mrow>
                <math:msubsup>
                  <math:mstyle math:fontweight="bold">
                    <math:mrow>
                      <math:mi>K</math:mi>
                    </math:mrow>
                  </math:mstyle>
                  <math:mi math:fontstyle="italic">q1</math:mi>
                  <math:mo math:stretchy="false">†</math:mo>
                </math:msubsup>
                <math:mo math:stretchy="false">+</math:mo>
                <math:msub>
                  <math:mstyle math:fontweight="bold">
                    <math:mrow>
                      <math:mi>K</math:mi>
                    </math:mrow>
                  </math:mstyle>
                  <math:mi math:fontstyle="italic">p2</math:mi>
                </math:msub>
              </math:mrow>
              <math:msub>
                <math:mstyle math:fontweight="bold">
                  <math:mrow>
                    <math:mi>B</math:mi>
                  </math:mrow>
                </math:mstyle>
                <math:mn>2</math:mn>
              </math:msub>
              <math:msubsup>
                <math:mstyle math:fontweight="bold">
                  <math:mrow>
                    <math:mi>K</math:mi>
                  </math:mrow>
                </math:mstyle>
                <math:mi math:fontstyle="italic">q2</math:mi>
                <math:mo math:stretchy="false">†</math:mo>
              </math:msubsup>
              <math:mi>;</math:mi>
              <math:mi/>
              <math:mrow>
                <math:msub>
                  <math:mstyle math:fontweight="bold">
                    <math:mrow>
                      <math:mi>B</math:mi>
                    </math:mrow>
                  </math:mstyle>
                  <math:mi>s</math:mi>
                </math:msub>
                <math:mo math:stretchy="false">=</math:mo>
                <math:mfenced math:open="" math:close="">
                  <math:mtable>
                    <math:mtr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+</math:mo>
                          <math:msub>
                            <math:mi>Q</math:mi>
                            <math:mi>s</math:mi>
                          </math:msub>
                        </math:mrow>
                      </math:mtd>
                      <math:mtd>
                        <math:mn>0</math:mn>
                      </math:mtd>
                    </math:mtr>
                    <math:mtr>
                      <math:mtd>
                        <math:mn>0</math:mn>
                      </math:mtd>
                      <math:mtd>
                        <math:mrow>
                          <math:msub>
                            <math:mi>I</math:mi>
                            <math:mi>s</math:mi>
                          </math:msub>
                          <math:mo math:stretchy="false">−</math:mo>
                          <math:msub>
                            <math:mi>Q</math:mi>
                            <math:mi>s</math:mi>
                          </math:msub>
                        </math:mrow>
                      </math:mtd>
                    </math:mtr>
                  </math:mtable>
                </math:mfenced>
              </math:mrow>
            </math:mrow>
          </math:mrow>
        </math:mstyle>
      </math:mtr>
      <math:mtr>
        <math:mstyle math:fontsize="24pt">
          <math:mrow>
            <math:mrow>
              <math:msub>
                <math:mi>I</math:mi>
                <math:mi>s</math:mi>
              </math:msub>
              <math:mi>,</math:mi>
              <math:mrow>
                <math:msub>
                  <math:mi>Q</math:mi>
                  <math:mi>s</math:mi>
                </math:msub>
                <math:mo math:stretchy="false">=</math:mo>
                <math:mrow>
                  <math:munder>
                    <math:mo math:stretchy="false">∑</math:mo>
                    <math:mi>k</math:mi>
                  </math:munder>
                  <math:msub>
                    <math:mi>c</math:mi>
                    <math:mi>k</math:mi>
                  </math:msub>
                </math:mrow>
              </math:mrow>
              <math:msup>
                <math:mo math:stretchy="false">ν</math:mo>
                <math:mi>k</math:mi>
              </math:msup>
            </math:mrow>
          </math:mrow>
        </math:mstyle>
      </math:mtr>
    </math:mtable>
    <math:annotation math:encoding="StarMath 5.0">size 24 {"This is the m.e. we end up with:" } newline
size 24 { {bold V}_pq = {bold K}_p1{bold B}_1{bold K}^%dagger_q1 + {bold K}_p2{bold B}_2{bold K}^%dagger_q2; ~~~ {bold B}_s = left ( matrix{I_s+Q_s # 0 ## 0 # I_s-Q_s } right ) } newline
size 24 { I_s,Q_s = sum csub k c_k %nu^k 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Ionospheric phase delay is   </math:mtext>
                <math:mrow>
                  <math:mrow>
                    <math:mstyle math:fontweight="bold">
                      <math:mrow>
                        <math:mi>Z</math:mi>
                      </math:mrow>
                    </math:mstyle>
                    <math:mrow>
                      <math:mo math:stretchy="false">(</math:mo>
                      <math:mi>T</math:mi>
                      <math:mo math:stretchy="false">)</math:mo>
                    </math:mrow>
                  </math:mrow>
                  <math:mo math:stretchy="false">=</math:mo>
                  <math:msup>
                    <math:mi>e</math:mi>
                    <math:mrow>
                      <math:mrow>
                        <math:mo math:stretchy="false">−</math:mo>
                        <math:mi math:fontstyle="italic">i50</math:mi>
                      </math:mrow>
                      <math:mo math:stretchy="false">π</math:mo>
                      <math:mi>T</math:mi>
                      <math:mfrac>
                        <math:mi>c</math:mi>
                        <math:mo math:stretchy="false">ν</math:mo>
                      </math:mfrac>
                    </math:mrow>
                  </math:msup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For TEC, we'll use   </math:mtext>
                <math:mi>T</math:mi>
                <math:mrow>
                  <math:mrow>
                    <math:mo math:stretchy="false">(</math:mo>
                    <math:mrow>
                      <math:mi>x</math:mi>
                      <math:mi>,</math:mi>
                      <math:mi>y</math:mi>
                    </math:mrow>
                    <math:mo math:stretchy="false">)</math:mo>
                  </math:mrow>
                  <math:mo math:stretchy="false">=</math:mo>
                  <math:mrow>
                    <math:munder>
                      <math:mo math:stretchy="false">∑</math:mo>
                      <math:mrow>
                        <math:mi>k</math:mi>
                        <math:mi>,</math:mi>
                        <math:mi>l</math:mi>
                      </math:mrow>
                    </math:munder>
                    <math:msup>
                      <math:mi>x</math:mi>
                      <math:mi>k</math:mi>
                    </math:msup>
                  </math:mrow>
                </math:mrow>
                <math:msup>
                  <math:mi>y</math:mi>
                  <math:mi>l</math:mi>
                </math:msup>
              </math:mrow>
            </math:mrow>
          </math:mstyle>
        </math:mrow>
      </math:mtr>
      <math:mtr>
        <math:mrow>
          <math:mstyle math:fontsize="24pt">
            <math:mrow>
              <math:mtext>and implement the following m.e.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row>
                  <math:munder>
                    <math:mo math:stretchy="false">∑</math:mo>
                    <math:mi>s</math:mi>
                  </math:munder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</math:mrow>
              </math:mrow>
              <math:msubsup>
                <math:mstyle math:fontweight="bold">
                  <math:mrow>
                    <math:mi>V</math:mi>
                  </math:mrow>
                </math:mstyle>
                <math:mi math:fontstyle="italic">pq</math:mi>
                <math:mrow>
                  <math:mo math:stretchy="false">(</math:mo>
                  <math:mi>s</math:mi>
                  <math:mo math:stretchy="false">)</math:mo>
                </math:mrow>
              </math:msubsup>
              <math:msubsup>
                <math:mstyle math:fontweight="bold">
                  <math:mrow>
                    <math:mi>Z</math:mi>
                  </math:mrow>
                </math:mstyle>
                <math:mi math:fontstyle="italic">qs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row>
                <math:mtext>where the source visibility </math:mtext>
                <math:msubsup>
                  <math:mstyle math:fontweight="bold">
                    <math:mrow>
                      <math:mi>V</math:mi>
                    </math:mrow>
                  </math:mstyle>
                  <math:mi math:fontstyle="italic">pq</math:mi>
                  <math:mrow>
                    <math:mo math:stretchy="false">(</math:mo>
                    <math:mi>s</math:mi>
                    <math:mo math:stretchy="false">)</math:mo>
                  </math:mrow>
                </math:msubsup>
                <math:mtext> comes from the Meow model,</math:mtext>
              </math:mrow>
            </math:mrow>
          </math:mstyle>
        </math:mrow>
      </math:mtr>
      <math:mtr>
        <math:mrow>
          <math:mstyle math:fontsize="24pt">
            <math:mrow>
              <math:mrow>
                <math:mtext>and </math:mtext>
                <math:mrow>
                  <math:msub>
                    <math:mstyle math:fontweight="bold">
                      <math:mrow>
                        <math:mi>Z</math:mi>
                      </math:mrow>
                    </math:mstyle>
                    <math:mi math:fontstyle="italic">ps</math:mi>
                  </math:msub>
                  <math:mo math:stretchy="false">=</math:mo>
                  <math:mstyle math:fontweight="bold">
                    <math:mrow>
                      <math:mi>Z</math:mi>
                    </math:mrow>
                  </math:mstyle>
                </math:mrow>
                <math:mrow>
                  <math:mo math:stretchy="false">(</math:mo>
                  <math:mrow>
                    <math:mi>T</math:mi>
                    <math:mrow>
                      <math:mo math:stretchy="false">(</math:mo>
                      <math:mrow>
                        <math:msub>
                          <math:mi>x</math:mi>
                          <math:mi math:fontstyle="italic">ps</math:mi>
                        </math:msub>
                        <math:mi>,</math:mi>
                        <math:msub>
                          <math:mi>y</math:mi>
                          <math:mi math:fontstyle="italic">ps</math:mi>
                        </math:msub>
                      </math:mrow>
                      <math:mo math:stretchy="false">)</math:mo>
                    </math:mrow>
                  </math:mrow>
                  <math:mo math:stretchy="false">)</math:mo>
                </math:mrow>
                <math:mi>,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sub>
                  <math:mi>x</math:mi>
                  <math:mi math:fontstyle="italic">ps</math:mi>
                </math:msub>
                <math:mi>,</math:mi>
                <math:msub>
                  <math:mi>y</math:mi>
                  <math:mi math:fontstyle="italic">ps</math:mi>
                </math:msub>
                <math:mtext> being the piercing point from station </math:mtext>
                <math:mi>p</math:mi>
                <math:mtext> to source </math:mtext>
                <math:mi math:fontstyle="italic">s.</math:mi>
              </math:mrow>
            </math:mrow>
          </math:mstyle>
        </math:mrow>
      </math:mtr>
    </math:mtable>
    <math:annotation math:encoding="StarMath 5.0">alignl size 24 {"Ionospheric phase delay is   " {bold Z(T)} = e^{-i50%pi T c over %nu  } } newline
alignl size 24 {"For TEC, we'll use   " T(x,y) = sum csub {k,l} x^k y^l } newline
alignl size 24 {"and implement the following m.e.:"} newline
size 24 {{bold V}_pq = sum csub s {bold Z}_{ps} {bold V}^{(s)}_{pq} {bold Z}^%dagger_{qs}} newline
alignl size 24 {"where the source visibility " {bold V}^{(s)}_pq " comes from the Meow model," } newline
alignl size 24 {"and " {bold Z}_ps = {bold Z}(T(x_ps,y_ps)), } newline
alignl size 24 {x_ps,y_ps " being the piercing point from station " p " to source " s.}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style math:fontsize="24pt">
      <math:mrow>
        <math:mrow>
          <math:mi math:fontstyle="italic">MIM</math:mi>
          <math:mrow>
            <math:mrow>
              <math:mo math:stretchy="false">(</math:mo>
              <math:mrow>
                <math:mi>t</math:mi>
                <math:mi>;</math:mi>
                <math:mi math:fontstyle="italic">xy</math:mi>
              </math:mrow>
              <math:mo math:stretchy="false">)</math:mo>
            </math:mrow>
            <math:mo math:stretchy="false">=</math:mo>
            <math:mrow>
              <math:munder>
                <math:mo math:stretchy="false">∑</math:mo>
                <math:mrow>
                  <math:mi>k</math:mi>
                  <math:mi>,</math:mi>
                  <math:mi>l</math:mi>
                </math:mrow>
              </math:munder>
              <math:msub>
                <math:mi>c</math:mi>
                <math:mi math:fontstyle="italic">kl</math:mi>
              </math:msub>
            </math:mrow>
          </math:mrow>
          <math:mrow>
            <math:mo math:stretchy="false">(</math:mo>
            <math:mi>t</math:mi>
            <math:mo math:stretchy="false">)</math:mo>
          </math:mrow>
          <math:msup>
            <math:mi>x</math:mi>
            <math:mi>k</math:mi>
          </math:msup>
          <math:msup>
            <math:mi>y</math:mi>
            <math:mi>l</math:mi>
          </math:msup>
        </math:mrow>
      </math:mrow>
    </math:mstyle>
    <math:annotation math:encoding="StarMath 5.0">size 24 { MIM(t;xy) = sum csub {k,l} c_kl(t)x^k y^l}

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Assume this m.e.:    </math:mtext>
                <math:mrow>
                  <math:msub>
                    <math:mstyle math:fontweight="bold">
                      <math:mrow>
                        <math:mi>V</math:mi>
                      </math:mrow>
                    </math:mstyle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tyle math:fontsize="36pt">
                  <math:mrow>
                    <math:mo math:stretchy="false">F</math:mo>
                  </math:mrow>
                </math:mstyle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1. Start with a model for the sky brightness, </math:mtext>
                <math:mstyle math:fontweight="bold">
                  <math:mrow>
                    <math:mi>M</math:mi>
                  </math:mrow>
                </math:mstyle>
                <math:mrow>
                  <math:mo math:stretchy="false">(</math:mo>
                  <math:mrow>
                    <math:mo math:stretchy="false">l</math:mo>
                    <math:mi>,</math:mi>
                    <math:mo math:stretchy="false">m</math:mo>
                  </math:mrow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2. F.T. that into model visibilities: </math:mtext>
                <math:mrow>
                  <math:mstyle math:fontweight="bold">
                    <math:mrow>
                      <math:mi>X</math:mi>
                    </math:mrow>
                  </math:mstyle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M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  <math:mtr>
        <math:mrow>
          <math:mstyle math:fontsize="24pt">
            <math:mrow>
              <math:mrow>
                <math:mtext>3. Predict 'corrupted' model: </math:mtext>
                <math:mstyle math:fontweight="bold">
                  <math:mrow>
                    <math:mi>X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>
                    <math:mstyle math:fontweight="bold">
                      <math:mrow>
                        <math:mi>G</math:mi>
                      </math:mrow>
                    </math:mstyle>
                    <math:mi>p</math:mi>
                  </math:msub>
                </math:mrow>
                <math:msub>
                  <math:mstyle math:fontweight="bold">
                    <math:mrow>
                      <math:mi>X</math:mi>
                    </math:mrow>
                  </math:mstyle>
                  <math:mi math:fontstyle="italic">pq</math:mi>
                </math:msub>
                <math:msubsup>
                  <math:mstyle math:fontweight="bold">
                    <math:mrow>
                      <math:mi>G</math:mi>
                    </math:mrow>
                  </math:mstyle>
                  <math:mi>q</math:mi>
                  <math:mo math:stretchy="false">†</math:mo>
                </math:msub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4. Find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text>s by fitting </math:mtext>
                <math:mstyle math:fontweight="bold">
                  <math:mrow>
                    <math:mi>X</math:mi>
                  </math:mrow>
                </math:mstyle>
                <math:msub>
                  <math:mi>'</math:mi>
                  <math:mi math:fontstyle="italic">pq</math:mi>
                </math:msub>
                <math:mtext> to observed </math:mtext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</math:mrow>
            </math:mrow>
          </math:mstyle>
        </math:mrow>
      </math:mtr>
      <math:mtr>
        <math:mrow>
          <math:mstyle math:fontsize="24pt">
            <math:mrow>
              <math:mrow>
                <math:mtext>5. Compute corrected visibilities: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ubsup>
                    <math:mstyle math:fontweight="bold">
                      <math:mrow>
                        <math:mi>G</math:mi>
                      </math:mrow>
                    </math:mstyle>
                    <math:mi>p</math:mi>
                    <math:mrow>
                      <math:mo math:stretchy="false">−</math:mo>
                      <math:mn>1</math:mn>
                    </math:mrow>
                  </math:msubsup>
                </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G</math:mi>
                        </math:mrow>
                      </math:mstyle>
                      <math:mi>q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</math:mrow>
            </math:mrow>
          </math:mstyle>
        </math:mrow>
      </math:mtr>
      <math:mtr>
        <math:mrow>
          <math:mstyle math:fontsize="24pt">
            <math:mrow>
              <math:mrow>
                <math:mtext>    (note that </math:mtext>
                <math:mrow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o math:stretchy="false">†</math:mo>
                      </math:msup>
                      <math:mo math:stretchy="false">)</math:mo>
                    </math:mrow>
                    <math:mrow>
                      <math:mo math:stretchy="false">−</math:mo>
                      <math:mn>1</math:mn>
                    </math:mrow>
                  </math:msup>
                  <math:mo math:stretchy="false">=</math:mo>
                  <math:msup>
                    <math:mrow>
                      <math:mo math:stretchy="false">(</math:mo>
                      <math:msup>
                        <math:mstyle math:fontweight="bold">
                          <math:mrow>
                            <math:mi>G</math:mi>
                          </math:mrow>
                        </math:mstyle>
                        <math:mrow>
                          <math:mo math:stretchy="false">−</math:mo>
                          <math:mn>1</math:mn>
                        </math:mrow>
                      </math:msup>
                      <math:mo math:stretchy="false">)</math:mo>
                    </math:mrow>
                    <math:mo math:stretchy="false">†</math:mo>
                  </math:msup>
                </math:mrow>
                <math:mtext>)</math:mtext>
              </math:mrow>
            </math:mrow>
          </math:mstyle>
        </math:mrow>
      </math:mtr>
      <math:mtr/>
      <math:mtr>
        <math:mrow>
          <math:mstyle math:fontsize="24pt">
            <math:mrow>
              <math:mrow>
                <math:mtext>We then again have  </math:mtext>
                <math:mstyle math:fontweight="bold">
                  <math:mrow>
                    <math:mi>V</math:mi>
                  </math:mrow>
                </math:mstyle>
                <math:mrow>
                  <math:msub>
                    <math:mi>'</math:mi>
                    <math:mi math:fontstyle="italic">pq</math:mi>
                  </math:msub>
                  <math:mo math:stretchy="false">=</math:mo>
                  <math:mstyle math:fontsize="36pt">
                    <math:mrow>
                      <math:mo math:stretchy="false">F</math:mo>
                    </math:mrow>
                  </math:mstyle>
                </math:mrow>
                <math:mrow>
                  <math:mo math:stretchy="false">(</math:mo>
                  <math:mstyle math:fontweight="bold">
                    <math:mrow>
                      <math:mi>B</math:mi>
                    </math:mrow>
                  </math:mstyle>
                  <math:mo math:stretchy="false">)</math:mo>
                </math:mrow>
              </math:mrow>
            </math:mrow>
          </math:mstyle>
        </math:mrow>
      </math:mtr>
    </math:mtable>
    <math:annotation math:encoding="StarMath 5.0">alignl size 24 { "Assume this m.e.:    " {bold V}_{pq} = {bold G}_p size 36 %fcall(bold B) {bold G}^%dagger_q } newline  newline
alignl size 24 {"1. Start with a model for the sky brightness, " {bold M}(%l,%m)} newline
alignl size 24 {"2. F.T. that into model visibilities: " bold X = size 36 %fcall(bold M) } newline
alignl size 24 {"3. Predict 'corrupted' model: " {bold X}'_pq = {bold G}_p {bold X}_{pq}{bold G}^%dagger_q } newline
alignl size 24 {"4. Find " {bold G}_p "s by fitting " {bold X}'_{pq} " to observed " {bold V}_{pq} } newline
alignl size 24 {"5. Compute corrected visibilities: " {bold V}'_{pq} = {bold G}^{-1}_p {bold V}_{pq}({bold G}^{-1}_q)^%dagger } newline 
alignr size 24 { "    (note that " ({bold G}^%dagger)^{-1} = ({bold G}^{-1})^%dagger ")" } newline newline
alignl size 24 {"We then again have  " {bold V}'_pq = size 36 %fcall(bold B) } newline





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Given an m.e. of the form:</math:mtext>
            </math:mrow>
          </math:mstyle>
        </math:mrow>
      </math:mtr>
      <math:mtr>
        <math:mstyle math:fontsize="24pt">
          <math:mrow>
            <math:mrow>
              <math:mrow>
                <math:msub>
                  <math:mstyle math:fontweight="bold">
                    <math:mrow>
                      <math:mi>V</math:mi>
                    </math:mrow>
                  </math:mstyle>
                  <math:mi math:fontstyle="italic">pq</math:mi>
                </math:msub>
                <math:mo math:stretchy="false">=</math:mo>
                <math:msub>
                  <math:mstyle math:fontweight="bold">
                    <math:mrow>
                      <math:mi>J</math:mi>
                    </math:mrow>
                  </math:mstyle>
                  <math:mi math:fontstyle="italic">pn</math:mi>
                </math:msub>
              </math:mrow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qn</math:mi>
                <math:mo math:stretchy="false">†</math:mo>
              </math:msubsup>
            </math:mrow>
          </math:mrow>
        </math:mstyle>
      </math:mtr>
      <math:mtr>
        <math:mrow>
          <math:mstyle math:fontsize="24pt">
            <math:mrow>
              <math:mtext>the corrections need to be applied in reverse order:</math:mtext>
            </math:mrow>
          </math:mstyle>
        </math:mrow>
      </math:mtr>
      <math:mtr>
        <math:mstyle math:fontsize="24pt">
          <math:mrow>
            <math:mrow>
              <math:mstyle math:fontweight="bold">
                <math:mrow>
                  <math:mi>V</math:mi>
                </math:mrow>
              </math:mstyle>
              <math:mrow>
                <math:msub>
                  <math:mi>'</math:mi>
                  <math:mi math:fontstyle="italic">pq</math:mi>
                </math:msub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subsup>
                <math:mstyle math:fontweight="bold">
                  <math:mrow>
                    <math:mi>J</math:mi>
                  </math:mrow>
                </math:mstyle>
                <math:mi math:fontstyle="italic">pn</math:mi>
                <math:mrow>
                  <math:mo math:stretchy="false">−</math:mo>
                  <math:mn>1</math:mn>
                </math:mrow>
              </math:msubsup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sup>
                <math:mrow>
                  <math:mo math:stretchy="false">(</math:mo>
                  <math:msubsup>
                    <math:mstyle math:fontweight="bold">
                      <math:mrow>
                        <math:mi>J</math:mi>
                      </math:mrow>
                    </math:mstyle>
                    <math:mi math:fontstyle="italic">qn</math:mi>
                    <math:mrow>
                      <math:mo math:stretchy="false">−</math:mo>
                      <math:mn>1</math:mn>
                    </math:mrow>
                  </math:msubsup>
                  <math:mo math:stretchy="false">)</math:mo>
                </math:mrow>
                <math:mo math:stretchy="false">†</math:mo>
              </math:msup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text/>
                <math:mo math:stretchy="false">=</math:mo>
                <math:msubsup>
                  <math:mstyle math:fontweight="bold">
                    <math:mrow>
                      <math:mi>J</math:mi>
                    </math:mrow>
                  </math:mstyle>
                  <math:mi math:fontstyle="italic">p1</math:mi>
                  <math:mrow>
                    <math:mo math:stretchy="false">−</math:mo>
                    <math:mn>1</math:mn>
                  </math:mrow>
                </math:msubsup>
              </math:mrow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  <math:mrow>
                        <math:mo math:stretchy="false">−</math:mo>
                        <math:mn>1</math:mn>
                      </math:mrow>
                    </math:msubsup>
                    <math:msub>
                      <math:mstyle math:fontweight="bold">
                        <math:mrow>
                          <math:mi>J</math:mi>
                        </math:mrow>
                      </math:mstyle>
                      <math:mi math:fontstyle="italic">pn</math:mi>
                    </math:msub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sub>
                <math:mstyle math:fontweight="bold">
                  <math:mrow>
                    <math:mi>J</math:mi>
                  </math:mrow>
                </math:mstyle>
                <math:mi math:fontstyle="italic">p1</math:mi>
              </math:msub>
              <math:msub>
                <math:mstyle math:fontweight="bold">
                  <math:mrow>
                    <math:mi>X</math:mi>
                  </math:mrow>
                </math:mstyle>
                <math:mi math:fontstyle="italic">pq</math:mi>
              </math:msub>
              <math:msubsup>
                <math:mstyle math:fontweight="bold">
                  <math:mrow>
                    <math:mi>J</math:mi>
                  </math:mrow>
                </math:mstyle>
                <math:mi math:fontstyle="italic">q1</math:mi>
                <math:mo math:stretchy="false">†</math:mo>
              </math:msubsup>
              <math:mn>...</math:mn>
              <math:munder>
                <math:munder math:accent="true">
                  <math:mrow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n</math:mi>
                      <math:mo math:stretchy="false">†</math:mo>
                    </math:msubsup>
                    <math:msup>
                      <math:mrow>
                        <math:mo math:stretchy="false">(</math:mo>
                        <math:msubsup>
                          <math:mstyle math:fontweight="bold">
                            <math:mrow>
                              <math:mi>J</math:mi>
                            </math:mrow>
                          </math:mstyle>
                          <math:mi math:fontstyle="italic">qn</math:mi>
                          <math:mrow>
                            <math:mo math:stretchy="false">−</math:mo>
                            <math:mn>1</math:mn>
                          </math:mrow>
                        </math:msubsup>
                        <math:mo math:stretchy="false">)</math:mo>
                      </math:mrow>
                      <math:mo math:stretchy="false">†</math:mo>
                    </math:msup>
                  </math:mrow>
                  <math:mo math:stretchy="false"></math:mo>
                </math:munder>
                <math:mrow>
                  <math:mtext/>
                  <math:mo math:stretchy="false">=</math:mo>
                  <math:mn>1</math:mn>
                </math:mrow>
              </math:munder>
              <math:mn>...</math:mn>
              <math:mrow>
                <math:msup>
                  <math:mrow>
                    <math:mo math:stretchy="false">(</math:mo>
                    <math:msubsup>
                      <math:mstyle math:fontweight="bold">
                        <math:mrow>
                          <math:mi>J</math:mi>
                        </math:mrow>
                      </math:mstyle>
                      <math:mi math:fontstyle="italic">q1</math:mi>
                      <math:mrow>
                        <math:mo math:stretchy="false">−</math:mo>
                        <math:mn>1</math:mn>
                      </math:mrow>
                    </math:msubsup>
                    <math:mo math:stretchy="false">)</math:mo>
                  </math:mrow>
                  <math:mo math:stretchy="false">†</math:mo>
                </math:msup>
                <math:mo math:stretchy="false">=</math:mo>
                <math:mtext/>
              </math:mrow>
            </math:mrow>
          </math:mrow>
        </math:mstyle>
      </math:mtr>
      <math:mtr>
        <math:mstyle math:fontsize="24pt">
          <math:mrow>
            <math:mrow>
              <math:mrow>
                <math:mrow>
                  <math:mtext/>
                  <math:mo math:stretchy="false">=</math:mo>
                  <math:msub>
                    <math:mstyle math:fontweight="bold">
                      <math:mrow>
                        <math:mi>X</math:mi>
                      </math:mrow>
                    </math:mstyle>
                    <math:mi math:fontstyle="italic">pq</math:mi>
                  </math:msub>
                </math:mrow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style math:fontweight="bold">
                  <math:mrow>
                    <math:mi>B</math:mi>
                  </math:mrow>
                </math:mstyle>
                <math:mo math:stretchy="false">)</math:mo>
              </math:mrow>
            </math:mrow>
          </math:mrow>
        </math:mstyle>
      </math:mtr>
      <math:mtr/>
      <math:mtr>
        <math:mrow>
          <math:mstyle math:fontsize="24pt">
            <math:mrow>
              <math:mtext>...and all matrix (non-)commutation rules apply.</math:mtext>
            </math:mrow>
          </math:mstyle>
        </math:mrow>
      </math:mtr>
    </math:mtable>
    <math:annotation math:encoding="StarMath 5.0">alignl size 24 { "Given an m.e. of the form:" } newline
size 24 { {bold V}_pq =  {bold J}_pn ... {bold J}_p1 {bold X}_pq {bold J}^{%dagger}_q1 ... {bold J}^{%dagger}_qn } newline
alignl size 24 { "the corrections need to be applied in reverse order:" } newline
size 24 { {bold V}'_pq = {bold J}^{-1}_p1 ... {bold J}^{-1}_pn {bold V}_pq ({bold J}^{-1}_qn)^%dagger ... ({bold J}^{-1}_{q1})^%dagger = "" } newline
size 24 { "" = {bold J}^{-1}_p1 ... {{bold J}^{-1}_pn {bold J}_pn} underbrace {""=1} ... {bold J}_p1 {bold X}_pq {bold J}^{%dagger}_q1 ... {{bold J}^{%dagger}_qn ({bold J}^{-1}_qn)^%dagger}underbrace{""=1} ... ({bold J}^{-1}_{q1})^%dagger = "" } newline
size 24 { "" = {bold X}_pq = size 36 %fcall(bold B) } newline newline
alignl size 24 {"...and all matrix (non-)commutation rules apply." }
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text>Say we now have some image-plane effects:</math:mtext>
            </math:mrow>
          </math:mstyle>
        </math:mrow>
      </math:mtr>
      <math:mtr>
        <math:mrow>
          <math:mrow>
            <math:msub>
              <math:mstyle math:fontweight="bold">
                <math:mrow>
                  <math:mi>V</math:mi>
                </math:mrow>
              </math:mstyle>
              <math:mi math:fontstyle="italic">pq</math:mi>
            </math:msub>
            <math:mo math:stretchy="false">=</math:mo>
            <math:msub>
              <math:mstyle math:fontweight="bold">
                <math:mrow>
                  <math:mi>G</math:mi>
                </math:mrow>
              </math:mstyle>
              <math:mi>p</math:mi>
            </math:msub>
          </math:mrow>
          <math:mstyle math:fontsize="48pt">
            <math:mrow>
              <math:mo math:stretchy="false">F</math:mo>
            </math:mrow>
          </math:mstyle>
          <math:mrow>
            <math:mo math:stretchy="false">(</math:mo>
            <math:mrow>
              <math:msub>
                <math:mo math:stretchy="false">N</math:mo>
                <math:mi>p</math:mi>
              </math:msub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style math:fontweight="bold">
                <math:mrow>
                  <math:mi>B</math:mi>
                </math:mrow>
              </math:mstyle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subsup>
                <math:mo math:stretchy="false">N</math:mo>
                <math:mi>q</math:mi>
                <math:mo math:stretchy="false">†</math:mo>
              </math:msubsup>
            </math:mrow>
            <math:mo math:stretchy="false">)</math:mo>
          </math:mrow>
          <math:msubsup>
            <math:mstyle math:fontweight="bold">
              <math:mrow>
                <math:mi>G</math:mi>
              </math:mrow>
            </math:mstyle>
            <math:mi>q</math:mi>
            <math:mo math:stretchy="false">†</math:mo>
          </math:msubsup>
        </math:mrow>
      </math:mtr>
      <math:mtr>
        <math:mrow>
          <math:mstyle math:fontsize="24pt">
            <math:mrow>
              <math:mrow>
                <math:mtext>... and we know all of  the </math:mtext>
                <math:msub>
                  <math:mstyle math:fontweight="bold">
                    <math:mrow>
                      <math:mi>G</math:mi>
                    </math:mrow>
                  </math:mstyle>
                  <math:mi>p</math:mi>
                </math:msub>
                <math:mi>,</math:mi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i>,</math:mi>
                <math:mtext>and (of course) </math:mtext>
                <math:msub>
                  <math:mo math:stretchy="false">N</math:mo>
                  <math:mi>p</math:mi>
                </math:msub>
                <math:mtext>'s</math:mtext>
                <math:mi>;</math:mi>
              </math:mrow>
            </math:mrow>
          </math:mstyle>
        </math:mrow>
      </math:mtr>
      <math:mtr>
        <math:mrow>
          <math:mstyle math:fontsize="24pt">
            <math:mrow>
              <math:mrow>
                <math:mtext>then is there a way to obtain "corrected" visibilities </math:mtext>
                <math:mrow>
                  <math:mstyle math:fontweight="bold">
                    <math:mrow>
                      <math:mi>V</math:mi>
                    </math:mrow>
                  </math:mstyle>
                  <math:mi>'</math:mi>
                </math:mrow>
              </math:mrow>
            </math:mrow>
          </math:mstyle>
        </math:mrow>
      </math:mtr>
      <math:mtr>
        <math:mrow>
          <math:mstyle math:fontsize="24pt">
            <math:mrow>
              <math:mtext>such that  </math:mtext>
            </math:mrow>
          </math:mstyle>
          <math:mrow>
            <math:msub>
              <math:mrow>
                <math:mstyle math:fontweight="bold">
                  <math:mrow>
                    <math:mi>V</math:mi>
                  </math:mrow>
                </math:mstyle>
                <math:mi>'</math:mi>
              </math:mrow>
              <math:mi math:fontstyle="italic">pq</math:mi>
            </math:msub>
            <math:mo math:stretchy="false">=</math:mo>
            <math:mstyle math:fontsize="48pt">
              <math:mrow>
                <math:mo math:stretchy="false">F</math:mo>
              </math:mrow>
            </math:mstyle>
          </math:mrow>
          <math:mrow>
            <math:mo math:stretchy="false">(</math:mo>
            <math:mstyle math:fontweight="bold">
              <math:mrow>
                <math:mi>B</math:mi>
              </math:mrow>
            </math:mstyle>
            <math:mo math:stretchy="false">)</math:mo>
          </math:mrow>
          <math:mi/>
          <math:mi>?</math:mi>
          <math:mi>?</math:mi>
          <math:mi>?</math:mi>
        </math:mrow>
      </math:mtr>
      <math:mtr/>
      <math:mtr>
        <math:mstyle math:fontsize="24pt">
          <math:mrow>
            <math:mrow>
              <math:mtext>  (or at the very least </math:mtext>
              <math:mrow>
                <math:msub>
                  <math:mrow>
                    <math:mstyle math:fontweight="bold">
                      <math:mrow>
                        <math:mi>V</math:mi>
                      </math:mrow>
                    </math:mstyle>
                    <math:mi>'</math:mi>
                  </math:mrow>
                  <math:mi math:fontstyle="italic">pq</math:mi>
                </math:msub>
                <math:mo math:stretchy="false">=</math:mo>
                <math:mstyle math:fontsize="36pt">
                  <math:mrow>
                    <math:mo math:stretchy="false">F</math:mo>
                  </math:mrow>
                </math:mstyle>
              </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text>) ???</math:mtext>
            </math:mrow>
          </math:mrow>
        </math:mstyle>
      </math:mtr>
    </math:mtable>
    <math:annotation math:encoding="StarMath 5.0">alignl size 24 { "Say we now have some image-plane effects:" } newline
{bold V}_pq={bold G}_p size 48 %fcall(%N_p {bold E}_p{bold B}{bold E}^{%dagger}_q %N^%dagger_q ){bold G}^{%dagger}_q newline
alignl size 24 { "... and we know all of  the " {bold G}_p, {bold E}_p, "and (of course) " %N_{p}"'s";} newline
alignl size 24 { "then is there a way to obtain \"corrected\" visibilities " {bold V'} } newline
size 24 { "such that  " } {bold V'}_pq=size 48 %fcall({bold B})~~ ??? newline newline
size 24 { "  (or at the very least " {bold V'}_pq=size 36 %fcall(%N_p {bold B} %N^%dagger_q) ") ???" } newline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table>
      <math:mtr>
        <math:mstyle math:fontsize="24pt">
          <math:mrow>
            <math:mtext>From this we can estimate: </math:mtext>
          </math:mrow>
        </math:mstyle>
      </math:mtr>
      <math:mtr>
        <math:mstyle math:fontsize="24pt">
          <math:mrow>
            <math:mrow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a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a</math:mi>
                            <math:mo math:stretchy="false">+</math:mo>
                            <math:mo math:stretchy="false">δ</math:mo>
                          </math:mrow>
                          <math:mi>a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a</math:mi>
                      <math:mo math:stretchy="false">)</math:mo>
                    </math:mrow>
                  </math:mrow>
                  <math:mrow>
                    <math:mo math:stretchy="false">δ</math:mo>
                    <math:mi>a</math:mi>
                  </math:mrow>
                </math:mfrac>
              </math:mrow>
              <math:mi>,</math:mi>
              <math:mi/>
              <math:mrow>
                <math:mfrac>
                  <math:mrow>
                    <math:mo math:stretchy="false">∂</math:mo>
                    <math:mi>m</math:mi>
                  </math:mrow>
                  <math:mrow>
                    <math:mo math:stretchy="false">∂</math:mo>
                    <math:mi>b</math:mi>
                  </math:mrow>
                </math:mfrac>
                <math:mo math:stretchy="false">≈</math:mo>
                <math:mfrac>
                  <math:mrow>
                    <math:mi>m</math:mi>
                    <math:mrow>
                      <math:mrow>
                        <math:mo math:stretchy="false">(</math:mo>
                        <math:mrow>
                          <math:mrow>
                            <math:mi>b</math:mi>
                            <math:mo math:stretchy="false">+</math:mo>
                            <math:mo math:stretchy="false">δ</math:mo>
                          </math:mrow>
                          <math:mi>b</math:mi>
                        </math:mrow>
                        <math:mo math:stretchy="false">)</math:mo>
                      </math:mrow>
                      <math:mo math:stretchy="false">−</math:mo>
                      <math:mi>m</math:mi>
                    </math:mrow>
                    <math:mrow>
                      <math:mo math:stretchy="false">(</math:mo>
                      <math:mi>b</math:mi>
                      <math:mo math:stretchy="false">)</math:mo>
                    </math:mrow>
                  </math:mrow>
                  <math:mrow>
                    <math:mo math:stretchy="false">δ</math:mo>
                    <math:mi>b</math:mi>
                  </math:mrow>
                </math:mfrac>
              </math:mrow>
            </math:mrow>
          </math:mrow>
        </math:mstyle>
      </math:mtr>
      <math:mtr>
        <math:mstyle math:fontsize="24pt">
          <math:mrow>
            <math:mrow>
              <math:mtext>And then try to minimize or maximize </math:mtext>
              <math:mi math:fontstyle="italic">m...</math:mi>
            </math:mrow>
          </math:mrow>
        </math:mstyle>
      </math:mtr>
      <math:mtr>
        <math:mstyle math:fontsize="24pt">
          <math:mrow>
            <math:mtext>(Which even a salmon can do.)</math:mtext>
          </math:mrow>
        </math:mstyle>
      </math:mtr>
    </math:mtable>
    <math:annotation math:encoding="StarMath 5.0">size 24 { "From this we can estimate: " } newline
size 24 { {%deriv m} over {%deriv a} approx {m(a+%delta a)-m(a)} over {%delta a}, ~~ {%deriv m} over {%deriv b} approx {m(b+%delta b)-m(b)} over {%delta b}} newline
size 24 { "And then try to minimize or maximize " m... } newline
size 24 { "(Which even a salmon can do.)" } newline
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/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style math:fontsize="24pt">
        <math:mrow>
          <math:mrow>
            <math:mrow>
              <math:msub>
                <math:mstyle math:fontweight="bold">
                  <math:mrow>
                    <math:mi>V</math:mi>
                  </math:mrow>
                </math:mstyle>
                <math:mi math:fontstyle="italic">pq</math:mi>
              </math:msub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row>
                <math:mo math:stretchy="false">(</math:mo>
                <math:mrow>
                  <math:msub>
                    <math:mo math:stretchy="false">N</math:mo>
                    <math:mi>p</math:mi>
                  </math:msub>
                  <math:msub>
                    <math:mstyle math:fontweight="bold">
                      <math:mrow>
                        <math:mi>E</math:mi>
                      </math:mrow>
                    </math:mstyle>
                    <math:mi>p</math:mi>
                  </math:msub>
                  <math:mstyle math:fontweight="bold">
                    <math:mrow>
                      <math:mi>B</math:mi>
                    </math:mrow>
                  </math:mstyle>
                  <math:msubsup>
                    <math:mstyle math:fontweight="bold">
                      <math:mrow>
                        <math:mi>E</math:mi>
                      </math:mrow>
                    </math:mstyle>
                    <math:mi>q</math:mi>
                    <math:mo math:stretchy="false">†</math:mo>
                  </math:msubsup>
                  <math:msubsup>
                    <math:mo math:stretchy="false">N</math:mo>
                    <math:mi>q</math:mi>
                    <math:mo math:stretchy="false">†</math:mo>
                  </math:msubsup>
                </math:mrow>
                <math:mo math:stretchy="false">)</math:mo>
              </math:mrow>
              <math:mo math:stretchy="false">=</math:mo>
              <math:mstyle math:fontsize="36pt">
                <math:mrow>
                  <math:mo math:stretchy="false">F</math:mo>
                </math:mrow>
              </math:mstyle>
            </math:mrow>
            <math:mrow>
              <math:mo math:stretchy="false">(</math:mo>
              <math:msub>
                <math:mstyle math:fontweight="bold">
                  <math:mrow>
                    <math:mi>E</math:mi>
                  </math:mrow>
                </math:mstyle>
                <math:mi>p</math:mi>
              </math:msub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i>N</math:mi>
                  <math:mi>q</math:mi>
                  <math:mo math:stretchy="false">†</math:mo>
                </math:msubsup>
              </math:mrow>
              <math:mo math:stretchy="false">)</math:mo>
            </math:mrow>
            <math:mo math:stretchy="false">°</math:mo>
            <math:mstyle math:fontsize="36pt">
              <math:mrow>
                <math:mo math:stretchy="false">F</math:mo>
              </math:mrow>
            </math:mstyle>
            <math:mrow>
              <math:mo math:stretchy="false">(</math:mo>
              <math:msubsup>
                <math:mstyle math:fontweight="bold">
                  <math:mrow>
                    <math:mi>E</math:mi>
                  </math:mrow>
                </math:mstyle>
                <math:mi>q</math:mi>
                <math:mo math:stretchy="false">†</math:mo>
              </math:msubsup>
              <math:mo math:stretchy="false">)</math:mo>
            </math:mrow>
          </math:mrow>
        </math:mrow>
      </math:mstyle>
    </math:mrow>
    <math:annotation math:encoding="StarMath 5.0">
alignl size 24 { {bold V}_pq =size 36 %fcall(%N_p{bold E}_p{bold B}{bold E}^{%dagger}_q%N^%dagger_q) = size 36 %fcall({bold E}_p) circ size 36 %fcall(%N_p{bold B}N^%dagger_q) circ size 36 %fcall({bold E}^{%dagger}_q)}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/>
</file>

<file path=Object 9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style math:fontsize="24pt">
            <math:mrow>
              <math:mrow>
                <math:mtext>But we can correct for a single point </math:mtext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  <math:mi>:</math:mi>
              </math:mrow>
            </math:mrow>
          </math:mstyle>
        </math:mrow>
      </math:mtr>
      <math:mtr>
        <math:mrow>
          <math:mstyle math:fontweight="bold">
            <math:mrow>
              <math:mi>V</math:mi>
            </math:mrow>
          </math:mstyle>
          <math:mrow>
            <math:mi>'</math:mi>
            <math:mo math:stretchy="false">=</math:mo>
            <math:msub>
              <math:mstyle math:fontweight="bold">
                <math:mrow>
                  <math:mi>E</math:mi>
                </math:mrow>
              </math:mstyle>
              <math:mi>p</math:mi>
            </math:msub>
          </math:mrow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row>
              <math:mo math:stretchy="false">−</math:mo>
              <math:mn>1</math:mn>
            </math:mrow>
          </math:msup>
          <math:mstyle math:fontweight="bold">
            <math:mrow>
              <math:mi>V</math:mi>
            </math:mrow>
          </math:mstyle>
          <math:msubsup>
            <math:mstyle math:fontweight="bold">
              <math:mrow>
                <math:mi>E</math:mi>
              </math:mrow>
            </math:mstyle>
            <math:mi>q</math:mi>
            <math:mrow>
              <math:mo math:stretchy="false">−</math:mo>
              <math:mn>1</math:mn>
            </math:mrow>
          </math:msubsup>
          <math:msup>
            <math:mrow>
              <math:mo math:stretchy="false">(</math:mo>
              <math:mrow>
                <math:msub>
                  <math:mo math:stretchy="false">l</math:mo>
                  <math:mn>0,</math:mn>
                </math:msub>
                <math:msub>
                  <math:mo math:stretchy="false">m</math:mo>
                  <math:mn>0</math:mn>
                </math:msub>
              </math:mrow>
              <math:mo math:stretchy="false">)</math:mo>
            </math:mrow>
            <math:mo math:stretchy="false">†</math:mo>
          </math:msup>
          <math:mtext>=</math:mtext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fenced math:open="" math:close="">
              <math:mrow>
                <math:msup>
                  <math:mrow>
                    <math:mo math:stretchy="false">(</math:mo>
                    <math:mrow>
                      <math:msub>
                        <math:mstyle math:fontweight="bold">
                          <math:mrow>
                            <math:mi>E</math:mi>
                          </math:mrow>
                        </math:mstyle>
                        <math:mi>p</math:mi>
                      </math:msub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  <math:msub>
                  <math:mstyle math:fontweight="bold">
                    <math:mrow>
                      <math:mi>E</math:mi>
                    </math:mrow>
                  </math:mstyle>
                  <math:mi>p</math:mi>
                </math:msub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subsup>
                  <math:mo math:stretchy="false">N</math:mo>
                  <math:mi>q</math:mi>
                  <math:mo math:stretchy="false">†</math:mo>
                </math:msubsup>
                <math:msubsup>
                  <math:mstyle math:fontweight="bold">
                    <math:mrow>
                      <math:mi>E</math:mi>
                    </math:mrow>
                  </math:mstyle>
                  <math:mi>q</math:mi>
                  <math:mo math:stretchy="false">†</math:mo>
                </math:msubsup>
                <math:msup>
                  <math:mrow>
                    <math:mo math:stretchy="false">(</math:mo>
                    <math:mrow>
                      <math:msubsup>
                        <math:mstyle math:fontweight="bold">
                          <math:mrow>
                            <math:mi>E</math:mi>
                          </math:mrow>
                        </math:mstyle>
                        <math:mi>q</math:mi>
                        <math:mo math:stretchy="false">†</math:mo>
                      </math:msubsup>
                      <math:mrow>
                        <math:mo math:stretchy="false">(</math:mo>
                        <math:mrow>
                          <math:msub>
                            <math:mo math:stretchy="false">l</math:mo>
                            <math:mn>0,</math:mn>
                          </math:msub>
                          <math:msub>
                            <math:mo math:stretchy="false">m</math:mo>
                            <math:mn>0</math:mn>
                          </math:msub>
                        </math:mrow>
                        <math:mo math:stretchy="false">)</math:mo>
                      </math:mrow>
                    </math:mrow>
                    <math:mo math:stretchy="false">)</math:mo>
                  </math:mrow>
                  <math:mrow>
                    <math:mo math:stretchy="false">−</math:mo>
                    <math:mn>1</math:mn>
                  </math:mrow>
                </math:msup>
              </math:mrow>
            </math:mfenced>
          </math:mrow>
        </math:mrow>
      </math:mtr>
      <math:mtr>
        <math:mrow>
          <math:mrow>
            <math:mtext>=</math:mtext>
            <math:mstyle math:fontsize="48pt">
              <math:mrow>
                <math:mo math:stretchy="false">F</math:mo>
              </math:mrow>
            </math:mstyle>
            <math:mrow>
              <math:mo math:stretchy="false">(</math:mo>
              <math:mrow>
                <math:msub>
                  <math:mo math:stretchy="false">N</math:mo>
                  <math:mi>p</math:mi>
                </math:msub>
                <math:mstyle math:fontweight="bold">
                  <math:mrow>
                    <math:mi>B</math:mi>
                  </math:mrow>
                </math:mstyle>
                <math:mi>'</math:mi>
                <math:msubsup>
                  <math:mo math:stretchy="false">N</math:mo>
                  <math:mi>q</math:mi>
                  <math:mo math:stretchy="false">†</math:mo>
                </math:msubsup>
              </math:mrow>
              <math:mo math:stretchy="false">)</math:mo>
            </math:mrow>
          </math:mrow>
        </math:mrow>
      </math:mtr>
      <math:mtr/>
      <math:mtr>
        <math:mrow>
          <math:mstyle math:fontsize="24pt">
            <math:mrow>
              <math:mrow>
                <math:mtext>where </math:mtext>
                <math:mrow>
                  <math:mstyle math:fontweight="bold">
                    <math:mrow>
                      <math:mi>B</math:mi>
                    </math:mrow>
                  </math:mstyle>
                  <math:mi>'</math:mi>
                </math:mrow>
                <math:mrow>
                  <math:mrow>
                    <math:mo math:stretchy="false">(</math:mo>
                    <math:mrow>
                      <math:msub>
                        <math:mo math:stretchy="false">l</math:mo>
                        <math:mn>0,</math:mn>
                      </math:msub>
                      <math:msub>
                        <math:mo math:stretchy="false">m</math:mo>
                        <math:mn>0</math:mn>
                      </math:msub>
                    </math:mrow>
                    <math:mo math:stretchy="false">)</math:mo>
                  </math:mrow>
                  <math:mo math:stretchy="false">=</math:mo>
                  <math:mstyle math:fontweight="bold">
                    <math:mrow>
                      <math:mi>B</math:mi>
                    </math:mrow>
                  </math:mstyle>
                </math:mrow>
                <math:mrow>
                  <math:mo math:stretchy="false">(</math:mo>
                  <math:mrow>
                    <math:msub>
                      <math:mo math:stretchy="false">l</math:mo>
                      <math:mn>0,</math:mn>
                    </math:msub>
                    <math:msub>
                      <math:mo math:stretchy="false">m</math:mo>
                      <math:mn>0</math:mn>
                    </math:msub>
                  </math:mrow>
                  <math:mo math:stretchy="false">)</math:mo>
                </math:mrow>
                <math:mi>,</math:mi>
                <math:mtext> but diverges further away.</math:mtext>
              </math:mrow>
            </math:mrow>
          </math:mstyle>
        </math:mrow>
      </math:mtr>
    </math:mtable>
    <math:annotation math:encoding="StarMath 5.0">alignl size 24 { "But we can correct for a single point " %l_0,%m_0: } newline
bold V' = {bold E}_p(%l_0,%m_0)^{-1} bold V{bold E}^{-1}_q(%l_0,%m_0)^%dagger "=" newline
alignc "=" size 48 %fcall left (({bold E}_p(%l_0,%m_0))^{-1}{bold E}_p %N_p bold B %N^%dagger_q {bold E}_q^%dagger({bold E}^{%dagger}_q(%l_0,%m_0))^{-1} right ) newline
alignc "=" size 48 %fcall(%N_p bold B' %N^%dagger_q) newline newline
alignl size 24 { "where " {bold B'}(%l_0,%m_0) = {bold B}(%l_0,%m_0)," but diverges further away." }



</math:annotation>
  </math:semantics>
</math:math>
</file>